
<file path=META-INF/manifest.xml><?xml version="1.0" encoding="utf-8"?>
<manifest:manifest xmlns:manifest="urn:oasis:names:tc:opendocument:xmlns:manifest:1.0">
  <manifest:file-entry manifest:full-path="/" manifest:version="1.2" manifest:media-type="application/vnd.oasis.opendocument.presentation"/>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TablePreview1.svm" manifest:media-type=""/>
  <manifest:file-entry manifest:full-path="Pictures/TablePreview4.svm" manifest:media-type=""/>
  <manifest:file-entry manifest:full-path="Pictures/TablePreview3.svm" manifest:media-type=""/>
  <manifest:file-entry manifest:full-path="Pictures/100000000000005A0000005AA23E3311.jpg" manifest:media-type="image/jpeg"/>
  <manifest:file-entry manifest:full-path="Pictures/TablePreview2.svm" manifest:media-type=""/>
  <manifest:file-entry manifest:full-path="Pictures/TablePreview5.svm" manifest:media-type=""/>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0.396cm"/>
    </style:style>
    <style:style style:name="pr1" style:family="presentation" style:parent-style-name="Per_20_defecte-title">
      <style:graphic-properties draw:stroke="none" draw:fill="none" draw:fill-color="#bbe0e3" draw:textarea-horizontal-align="justify" draw:textarea-vertical-align="middle" draw:auto-grow-height="true" draw:auto-grow-width="false" fo:min-height="1.74cm" fo:min-width="0cm" fo:padding-top="0.13cm" fo:padding-bottom="0.13cm" fo:padding-left="0.25cm" fo:padding-right="0.25cm" fo:wrap-option="wrap" draw:shadow="hidden" draw:shadow-color="#808080"/>
    </style:style>
    <style:style style:name="pr2" style:family="presentation" style:parent-style-name="Per_20_defecte-subtitle">
      <style:graphic-properties draw:stroke="none" draw:fill="none" draw:fill-color="#bbe0e3" draw:textarea-horizontal-align="justify" draw:textarea-vertical-align="top" draw:auto-grow-height="true" draw:auto-grow-width="false" fo:min-height="2.945cm" fo:min-width="0cm" fo:padding-top="0.13cm" fo:padding-bottom="0.13cm" fo:padding-left="0.25cm" fo:padding-right="0.25cm" fo:wrap-option="wrap" draw:shadow="hidden" draw:shadow-color="#808080"/>
    </style:style>
    <style:style style:name="pr3" style:family="presentation" style:parent-style-name="Per_20_defecte-notes">
      <style:graphic-properties draw:stroke="none" draw:fill="none" draw:fill-color="#bbe0e3" draw:auto-grow-height="true" fo:min-height="12.411cm" draw:shadow="hidden" draw:shadow-color="#808080"/>
    </style:style>
    <style:style style:name="pr4" style:family="presentation" style:parent-style-name="Per_20_defecte-title">
      <style:graphic-properties fo:min-height="1.5cm"/>
    </style:style>
    <style:style style:name="pr5" style:family="presentation" style:parent-style-name="Per_20_defecte-outline1">
      <style:graphic-properties fo:min-height="12.573cm"/>
    </style:style>
    <style:style style:name="pr6" style:family="presentation" style:parent-style-name="Per_20_defecte-notes">
      <style:graphic-properties draw:fill-color="#ffffff" fo:min-height="12.41cm"/>
    </style:style>
    <style:style style:name="pr7" style:family="presentation" style:parent-style-name="Per_20_defecte-outline1">
      <style:graphic-properties fo:min-height="15.073cm"/>
    </style:style>
    <style:style style:name="pr8" style:family="presentation" style:parent-style-name="Per_20_defecte-title">
      <style:graphic-properties fo:min-height="1.25cm"/>
    </style:style>
    <style:style style:name="pr9" style:family="presentation" style:parent-style-name="Per_20_defecte-notes">
      <style:graphic-properties draw:fill-color="#ffffff" fo:min-height="12.16cm"/>
    </style:style>
    <style:style style:name="pr10" style:family="presentation" style:parent-style-name="Per_20_defecte-outline1">
      <style:graphic-properties fo:min-height="14.655cm"/>
    </style:style>
    <style:style style:name="pr11" style:family="presentation" style:parent-style-name="Per_20_defecte-outline1">
      <style:graphic-properties fo:min-height="12.323cm"/>
    </style:style>
    <style:style style:name="pr12" style:family="presentation" style:parent-style-name="Per_20_defecte-outline1">
      <style:graphic-properties fo:min-height="14.5cm"/>
    </style:style>
    <style:style style:name="pr13" style:family="presentation" style:parent-style-name="Per_20_defecte-outline1">
      <style:graphic-properties fo:min-height="14.855cm"/>
    </style:style>
    <style:style style:name="pr14" style:family="presentation" style:parent-style-name="Per_20_defecte-outline1">
      <style:graphic-properties fo:min-height="14.455cm"/>
    </style:style>
    <style:style style:name="co1" style:family="table-column">
      <style:table-column-properties style:column-width="5.329cm" style:use-optimal-column-width="false"/>
    </style:style>
    <style:style style:name="co2" style:family="table-column">
      <style:table-column-properties style:column-width="7.95cm" style:use-optimal-column-width="false"/>
    </style:style>
    <style:style style:name="co3" style:family="table-column">
      <style:table-column-properties style:column-width="8.625cm" style:use-optimal-column-width="false"/>
    </style:style>
    <style:style style:name="co4" style:family="table-column">
      <style:table-column-properties style:column-width="4.134cm" style:use-optimal-column-width="false"/>
    </style:style>
    <style:style style:name="co5" style:family="table-column">
      <style:table-column-properties style:column-width="12.015cm" style:use-optimal-column-width="false"/>
    </style:style>
    <style:style style:name="co6" style:family="table-column">
      <style:table-column-properties style:column-width="6.873cm" style:use-optimal-column-width="false"/>
    </style:style>
    <style:style style:name="co7" style:family="table-column">
      <style:table-column-properties style:column-width="3.666cm" style:use-optimal-column-width="false"/>
    </style:style>
    <style:style style:name="co8" style:family="table-column">
      <style:table-column-properties style:column-width="18.496cm" style:use-optimal-column-width="false"/>
    </style:style>
    <style:style style:name="co9" style:family="table-column">
      <style:table-column-properties style:column-width="5.829cm" style:use-optimal-column-width="false"/>
    </style:style>
    <style:style style:name="co10" style:family="table-column">
      <style:table-column-properties style:column-width="10.902cm" style:use-optimal-column-width="false"/>
    </style:style>
    <style:style style:name="co11" style:family="table-column">
      <style:table-column-properties style:column-width="5.786cm" style:use-optimal-column-width="false"/>
    </style:style>
    <style:style style:name="co12" style:family="table-column">
      <style:table-column-properties style:column-width="4.466cm" style:use-optimal-column-width="false"/>
    </style:style>
    <style:style style:name="co13" style:family="table-column">
      <style:table-column-properties style:column-width="11.071cm" style:use-optimal-column-width="false"/>
    </style:style>
    <style:style style:name="co14" style:family="table-column">
      <style:table-column-properties style:column-width="6.689cm" style:use-optimal-column-width="false"/>
    </style:style>
    <style:style style:name="ro1" style:family="table-row">
      <style:table-row-properties style:row-height="1.453cm"/>
    </style:style>
    <style:style style:name="ro2" style:family="table-row">
      <style:table-row-properties style:row-height="1.6cm"/>
    </style:style>
    <style:style style:name="ro3" style:family="table-row">
      <style:table-row-properties style:row-height="1.607cm"/>
    </style:style>
    <style:style style:name="ro4" style:family="table-row">
      <style:table-row-properties style:row-height="1.462cm"/>
    </style:style>
    <style:style style:name="ro5" style:family="table-row">
      <style:table-row-properties style:row-height="1.465cm"/>
    </style:style>
    <style:style style:name="ro6" style:family="table-row">
      <style:table-row-properties style:row-height="1.613cm"/>
    </style:style>
    <style:style style:name="ro7" style:family="table-row">
      <style:table-row-properties style:row-height="0cm"/>
    </style:style>
    <style:style style:name="ce1" style:family="table-cell">
      <style:graphic-properties style:repeat="repeat"/>
      <style:paragraph-properties fo:text-align="center"/>
      <style:text-properties fo:font-size="22pt" fo:font-weight="bold" style:font-size-asian="22pt" style:font-weight-asian="bold" style:font-size-complex="22pt" style:font-weight-complex="bold"/>
    </style:style>
    <style:style style:name="ce2" style:family="table-cell">
      <style:graphic-properties style:repeat="repeat"/>
    </style:style>
    <style:style style:name="ce3" style:family="table-cell">
      <style:graphic-properties style:repeat="repeat"/>
      <style:paragraph-properties fo:text-align="center"/>
      <style:text-properties fo:font-weight="bold" style:font-weight-asian="bold" style:font-weight-complex="bold"/>
    </style:style>
    <style:style style:name="ce4" style:family="table-cell">
      <style:graphic-properties style:repeat="repeat"/>
      <style:paragraph-properties fo:text-align="center"/>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text-properties fo:color="#0099ff" fo:font-family="Arial" style:font-family-generic="swiss" style:font-pitch="variable" fo:font-size="32pt"/>
    </style:style>
    <style:style style:name="P3" style:family="paragraph">
      <style:paragraph-properties fo:margin-left="0cm" fo:margin-right="0cm" fo:margin-top="0.282cm" fo:margin-bottom="0cm" fo:text-indent="0cm" style:writing-mode="lr-tb"/>
      <style:text-properties fo:color="#000000"/>
    </style:style>
    <style:style style:name="P4" style:family="paragraph">
      <style:text-properties fo:font-size="14pt" style:font-size-asian="14pt" style:font-size-complex="14pt"/>
    </style:style>
    <style:style style:name="P5" style:family="paragraph">
      <style:paragraph-properties fo:text-align="justify"/>
      <style:text-properties fo:font-size="18pt" style:font-size-asian="18pt" style:font-size-complex="18pt"/>
    </style:style>
    <style:style style:name="P6" style:family="paragraph">
      <style:text-properties fo:font-size="22pt" style:font-size-asian="22pt" style:font-size-complex="22pt"/>
    </style:style>
    <style:style style:name="P7" style:family="paragraph">
      <style:paragraph-properties fo:text-align="center"/>
      <style:text-properties fo:font-size="22pt" fo:font-weight="bold" style:font-size-asian="22pt" style:font-weight-asian="bold" style:font-size-complex="22pt" style:font-weight-complex="bold"/>
    </style:style>
    <style:style style:name="P8" style:family="paragraph">
      <style:paragraph-properties fo:text-align="center"/>
      <style:text-properties fo:font-weight="bold" style:font-weight-asian="bold" style:font-weight-complex="bold"/>
    </style:style>
    <style:style style:name="P9" style:family="paragraph">
      <style:paragraph-properties fo:margin-top="0.42cm" fo:margin-bottom="0.35cm" fo:text-align="justify"/>
      <style:text-properties fo:font-size="18pt" style:font-size-asian="18pt" style:font-size-complex="18pt"/>
    </style:style>
    <style:style style:name="P10" style:family="paragraph">
      <style:text-properties fo:font-family="'Courier 10 Pitch'" style:font-pitch="fixed" fo:font-size="18pt" style:font-size-asian="18pt" style:font-size-complex="18pt"/>
    </style:style>
    <style:style style:name="P11" style:family="paragraph">
      <style:text-properties fo:font-family="'Courier 10 Pitch'" style:font-pitch="fixed" fo:font-size="18pt" style:font-size-asian="18pt" style:font-size-complex="18pt"/>
    </style:style>
    <style:style style:name="P12" style:family="paragraph">
      <style:text-properties fo:font-size="12pt" style:font-size-asian="12pt" style:font-size-complex="12pt"/>
    </style:style>
    <style:style style:name="P13" style:family="paragraph">
      <style:text-properties fo:font-size="18pt" style:font-size-asian="18pt" style:font-size-complex="18pt"/>
    </style:style>
    <style:style style:name="P14" style:family="paragraph">
      <style:paragraph-properties fo:text-align="justify"/>
    </style:style>
    <style:style style:name="P15" style:family="paragraph">
      <style:paragraph-properties fo:text-align="center"/>
    </style:style>
    <style:style style:name="T1" style:family="text">
      <style:text-properties fo:color="#00b8ff" fo:font-family="Arial" style:font-family-generic="swiss" style:font-pitch="variable" fo:font-size="32pt"/>
    </style:style>
    <style:style style:name="T2" style:family="text">
      <style:text-properties fo:color="#000000" fo:font-family="Arial" style:font-family-generic="swiss" style:font-pitch="variable" fo:font-size="32pt"/>
    </style:style>
    <style:style style:name="T3" style:family="text">
      <style:text-properties fo:font-size="14pt" style:font-size-asian="14pt" style:font-size-complex="14pt"/>
    </style:style>
    <style:style style:name="T4" style:family="text">
      <style:text-properties fo:font-size="24pt" style:font-size-asian="24pt" style:font-size-complex="24pt"/>
    </style:style>
    <style:style style:name="T5" style:family="text">
      <style:text-properties fo:font-size="18pt" style:font-size-asian="18pt" style:font-size-complex="18pt"/>
    </style:style>
    <style:style style:name="T6" style:family="text">
      <style:text-properties fo:font-size="22pt" style:font-size-asian="22pt" style:font-size-complex="22pt"/>
    </style:style>
    <style:style style:name="T7" style:family="text">
      <style:text-properties fo:font-size="22pt" fo:font-weight="bold" style:font-size-asian="22pt" style:font-weight-asian="bold" style:font-size-complex="22pt" style:font-weight-complex="bold"/>
    </style:style>
    <style:style style:name="T8" style:family="text">
      <style:text-properties fo:font-family="'Courier 10 Pitch'" style:font-pitch="fixed" fo:font-size="12pt" style:font-size-asian="12pt" style:font-size-complex="12pt"/>
    </style:style>
    <style:style style:name="T9" style:family="text">
      <style:text-properties fo:font-family="'Courier 10 Pitch'" style:font-pitch="fixed" fo:font-size="12pt" style:font-size-asian="12pt" style:font-size-complex="12pt"/>
    </style:style>
    <style:style style:name="T10" style:family="text">
      <style:text-properties fo:font-family="'Courier 10 Pitch'" style:font-pitch="fixed" fo:font-size="18pt" style:font-size-asian="18pt" style:font-size-complex="18pt"/>
    </style:style>
    <text:list-style style:name="L1">
      <text:list-level-style-bullet text:level="1" text:bullet-char="•">
        <style:list-level-properties/>
        <style:text-properties fo:font-family="Arial" style:font-family-generic="swiss" style:font-pitch="variable"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1.59cm" svg:height="2.793cm" svg:x="3cm" svg:y="0.104cm" presentation:class="title" presentation:user-transformed="true">
          <draw:text-box>
            <text:p text:style-name="P1"><text:span text:style-name="T1">Desenvolupament web en entorn servidor: Tema 2</text:span></text:p>
          </draw:text-box>
        </draw:frame>
        <draw:frame presentation:style-name="pr2" draw:text-style-name="P3" draw:layer="layout" svg:width="17.78cm" svg:height="3.205cm" svg:x="4.72cm" svg:y="8cm" presentation:class="subtitle" presentation:user-transformed="true">
          <draw:text-box>
            <text:p><text:span text:style-name="T2">Desenvolupament web en entorn servidor.</text:span></text:p>
          </draw:text-box>
        </draw:frame>
        <presentation:notes draw:style-name="dp2">
          <draw:page-thumbnail draw:layer="layout" svg:width="13.785cm" svg:height="10.341cm" svg:x="2.549cm" svg:y="2.068cm" draw:page-number="1"/>
          <draw:frame presentation:style-name="pr3" draw:text-style-name="P1" draw:layer="layout" svg:width="15.108cm" svg:height="12.411cm" svg:x="1.887cm" svg:y="13.096cm" presentation:class="notes" presentation:placeholder="true" presentation:user-transformed="true">
            <draw:text-box/>
          </draw:frame>
        </presentation:notes>
      </draw:page>
      <draw:page draw:name="page2" draw:style-name="dp1" draw:master-page-name="Per_20_defecte" presentation:presentation-page-layout-name="AL2T1">
        <office:forms form:automatic-focus="false" form:apply-design-mode="false"/>
        <draw:frame presentation:style-name="pr4" draw:layer="layout" svg:width="21cm" svg:height="1.5cm" svg:x="3.5cm" svg:y="1cm" presentation:class="title" presentation:user-transformed="true">
          <draw:text-box>
            <text:p>Index.</text:p>
          </draw:text-box>
        </draw:frame>
        <draw:frame presentation:style-name="pr5" draw:text-style-name="P4" draw:layer="layout" svg:width="23cm" svg:height="15.603cm" svg:x="2cm" svg:y="3.06cm" presentation:class="outline" presentation:user-transformed="true">
          <draw:text-box>
            <text:list text:style-name="L3">
              <text:list-header>
                <text:p><text:span text:style-name="T3">1.- Elements del llenguatge PHP</text:span></text:p>
                <text:list>
                  <text:list-header>
                    <text:p><text:span text:style-name="T3">1.1.- Generació de codi HTML.</text:span></text:p>
                    <text:list>
                      <text:list-header>
                        <text:p><text:span text:style-name="T3">Utilització de la funció print en PHP </text:span></text:p>
                        <text:p><text:span text:style-name="T3">Especificadors de tipus per a les funcions printf i sprintf.</text:span></text:p>
                      </text:list-header>
                    </text:list>
                    <text:p><text:span text:style-name="T3">1.2.- Cadenes de text.</text:span></text:p>
                    <text:list>
                      <text:list-header>
                        <text:p><text:span text:style-name="T3">Seqüències de fuita.</text:span></text:p>
                      </text:list-header>
                    </text:list>
                    <text:p><text:span text:style-name="T3">1.3.- Funcions relacionades amb els tipus de dades(I).</text:span></text:p>
                    <text:list>
                      <text:list-header>
                        <text:p><text:span text:style-name="T3">empty </text:span></text:p>
                        <text:p><text:span text:style-name="T3">1.3.1.- Funcions relacionades amb els tipus de dades (II). </text:span></text:p>
                        <text:list>
                          <text:list-header>
                            <text:p><text:span text:style-name="T3">Funció date: caràcters de format per a dates i hores. </text:span></text:p>
                          </text:list-header>
                        </text:list>
                      </text:list-header>
                    </text:list>
                    <text:p><text:span text:style-name="T3">1.4.- Variables especials de PHP. </text:span></text:p>
                    <text:list>
                      <text:list-header>
                        <text:p><text:span text:style-name="T3">Principals valors de la variable $_SERVER </text:span></text:p>
                      </text:list-header>
                    </text:list>
                  </text:list-header>
                </text:list>
                <text:p><text:span text:style-name="T3">2.- Estructures de control.</text:span></text:p>
                <text:list>
                  <text:list-header>
                    <text:p><text:span text:style-name="T3">2.1.- Condicionals.</text:span></text:p>
                    <text:p><text:span text:style-name="T3">2.2.- Bucles.</text:span></text:p>
                  </text:list-header>
                </text:list>
                <text:p><text:span text:style-name="T3">3.- Funcions.</text:span></text:p>
                <text:list>
                  <text:list-header>
                    <text:p><text:span text:style-name="T3">3.1.- Inclusió de fitxers externs.</text:span></text:p>
                    <text:p><text:span text:style-name="T3">3.2.- Execució i creació de funcions.</text:span></text:p>
                    <text:p><text:span text:style-name="T3">3.3.- Arguments.</text:span></text:p>
                  </text:list-header>
                </text:list>
                <text:p><text:span text:style-name="T3"/></text:p>
              </text:list-header>
            </text:list>
          </draw:text-box>
        </draw:frame>
        <presentation:notes draw:style-name="dp2">
          <draw:page-thumbnail draw:style-name="gr1" draw:layer="layout" svg:width="13.794cm" svg:height="10.342cm" svg:x="2.544cm" svg:y="2.067cm" draw:page-number="2" presentation:class="page"/>
          <draw:frame presentation:style-name="pr6" draw:layer="layout" svg:width="15.108cm" svg:height="12.41cm" svg:x="1.887cm" svg:y="13.096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Index.</text:p>
          </draw:text-box>
        </draw:frame>
        <draw:frame presentation:style-name="pr5" draw:text-style-name="P4" draw:layer="layout" svg:width="23cm" svg:height="12.573cm" svg:x="2cm" svg:y="3.5cm" presentation:class="outline" presentation:user-transformed="true">
          <draw:text-box>
            <text:list text:style-name="L3">
              <text:list-header>
                <text:p><text:span text:style-name="T3">4.- Tipus de dades compostes.</text:span></text:p>
                <text:list>
                  <text:list-header>
                    <text:p><text:span text:style-name="T3">4.1.- Recórrer arrays (I)</text:span></text:p>
                    <text:p><text:span text:style-name="T3">4.1.1.- Recórrer arrays (II).</text:span></text:p>
                    <text:p><text:span text:style-name="T3">4.2.- Funcions relacionades amb els tipus de dades compostes.</text:span></text:p>
                  </text:list-header>
                </text:list>
                <text:p><text:span text:style-name="T3">5.- Formularis web.</text:span></text:p>
                <text:list>
                  <text:list-header>
                    <text:p><text:span text:style-name="T3">5.1.- Processament de la informació retornada per un formulari web.</text:span></text:p>
                    <text:list>
                      <text:list-header>
                        <text:p><text:span text:style-name="T3">Codi de "processa.php"</text:span></text:p>
                        <text:p><text:span text:style-name="T3">Codi necessari per processar les dades</text:span></text:p>
                        <text:p><text:span text:style-name="T3">Exemple formulari web utilitzant request</text:span></text:p>
                        <text:p><text:span text:style-name="T3">Processar dades a la mateixa pàgina que el formulari</text:span></text:p>
                      </text:list-header>
                    </text:list>
                    <text:p><text:span text:style-name="T3">5.2.- Generació de formularis web en PHP.</text:span></text:p>
                    <text:list>
                      <text:list-header>
                        <text:p><text:span text:style-name="T3">Exemple de validació</text:span></text:p>
                      </text:list-header>
                    </text:list>
                  </text:list-header>
                </text:list>
              </text:list-header>
            </text:list>
          </draw:text-box>
        </draw:frame>
        <presentation:notes draw:style-name="dp2">
          <draw:page-thumbnail draw:style-name="gr1" draw:layer="layout" svg:width="13.794cm" svg:height="10.342cm" svg:x="2.544cm" svg:y="2.067cm" draw:page-number="3" presentation:class="page"/>
          <draw:frame presentation:style-name="pr6" draw:layer="layout" svg:width="15.108cm" svg:height="12.41cm" svg:x="1.887cm" svg:y="13.096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6. Gestió d'arxius en php</text:span></text:p>
          </draw:text-box>
        </draw:frame>
        <draw:frame presentation:style-name="pr7" draw:text-style-name="P5" draw:layer="layout" svg:width="23cm" svg:height="15.073cm" svg:x="2cm" svg:y="3.427cm" presentation:class="outline" presentation:user-transformed="true">
          <draw:text-box>
            <text:list text:style-name="L3">
              <text:list-header>
                <text:p text:style-name="P5"><text:span text:style-name="T5"/></text:p>
              </text:list-header>
              <text:list-item>
                <text:p text:style-name="P5"><text:span text:style-name="T5">El tractament d'arxius resulta ser una pràctica molt comuna en qualsevol lloc web. Molt sovint ens veiem en la necessitat de processar un text per canviar-li el format, buscar una cadena en el seu interior o qualsevol altre tipus d'operació.</text:span></text:p>
                <text:p text:style-name="P5"><text:span text:style-name="T5"/></text:p>
              </text:list-item>
              <text:list-item>
                <text:p text:style-name="P5"><text:span text:style-name="T5">PHP proposa una infinitat de funcions per a la gestió d'arxius que van des de les més elementals d'obertura, lectura i tancament a altres més rebuscades com el càlcul d'espai en el disc dur, mida del fitxer, gestió de drets d'accés ...</text:span></text:p>
                <text:p text:style-name="P5"><text:span text:style-name="T5"/></text:p>
              </text:list-item>
              <text:list-item>
                <text:p text:style-name="P5"><text:span text:style-name="T5">En aquest apartat pretenem mostrar quines són les funcions més essencials per al tractament d'arxius per posteriorment exemplificar en un parell d'scripts que us poden resultar útils: </text:span></text:p>
              </text:list-item>
            </text:list>
          </draw:text-box>
        </draw:frame>
        <presentation:notes draw:style-name="dp2">
          <draw:page-thumbnail draw:style-name="gr1" draw:layer="layout" svg:width="13.794cm" svg:height="10.342cm" svg:x="2.544cm" svg:y="2.067cm" draw:page-number="4" presentation:class="page"/>
          <draw:frame presentation:style-name="pr6" draw:layer="layout" svg:width="15.108cm" svg:height="12.41cm" svg:x="1.887cm" svg:y="13.096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8" draw:text-style-name="P6" draw:layer="layout" svg:width="21cm" svg:height="1.25cm" svg:x="3.5cm" svg:y="1.624cm" presentation:class="title" presentation:user-transformed="true">
          <draw:text-box>
            <text:p text:style-name="P6"><text:span text:style-name="T6">6.1 <text:s/>Funcions de gestió d'arxius </text:span></text:p>
          </draw:text-box>
        </draw:frame>
        <draw:frame draw:style-name="standard" draw:layer="layout" svg:width="21.903cm" svg:height="6.041cm" svg:x="2.596cm" svg:y="4.177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7"><text:span text:style-name="T7">Funció</text:span></text:p>
              </table:table-cell>
              <table:table-cell>
                <text:p text:style-name="P7"><text:span text:style-name="T7">Descripció</text:span></text:p>
              </table:table-cell>
              <table:table-cell>
                <text:p text:style-name="P7"><text:span text:style-name="T7">Sintaxi</text:span></text:p>
              </table:table-cell>
            </table:table-row>
            <table:table-row table:style-name="ro1" table:default-cell-style-name="ce2">
              <table:table-cell>
                <text:p>copy</text:p>
              </table:table-cell>
              <table:table-cell>
                <text:p>Copia un arxiu</text:p>
              </table:table-cell>
              <table:table-cell>
                <text:p>copy ($origen $destinació)</text:p>
              </table:table-cell>
            </table:table-row>
            <table:table-row table:style-name="ro1" table:default-cell-style-name="ce2">
              <table:table-cell>
                <text:p>rename</text:p>
              </table:table-cell>
              <table:table-cell>
                <text:p>Canvia el nom del fitxer de $abans a $després</text:p>
              </table:table-cell>
              <table:table-cell>
                <text:p>rename ($abans $despres)</text:p>
              </table:table-cell>
            </table:table-row>
            <table:table-row table:style-name="ro1" table:default-cell-style-name="ce2">
              <table:table-cell>
                <text:p>unlink</text:p>
              </table:table-cell>
              <table:table-cell>
                <text:p>Esborra el fitxer</text:p>
              </table:table-cell>
              <table:table-cell>
                <text:p>unlink ($fitxer)</text:p>
              </table:table-cell>
            </table:table-row>
          </table:table>
          <draw:image xlink:href="Pictures/TablePreview1.svm" xlink:type="simple" xlink:show="embed" xlink:actuate="onLoad"/>
        </draw:frame>
        <presentation:notes draw:style-name="dp2">
          <draw:page-thumbnail draw:style-name="gr1" draw:layer="layout" svg:width="13.794cm" svg:height="10.342cm" svg:x="2.544cm" svg:y="2.067cm" draw:page-number="5" presentation:class="page"/>
          <draw:frame presentation:style-name="pr9" draw:layer="layout" svg:width="15.108cm" svg:height="12.16cm" svg:x="1.887cm" svg:y="13.096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8" draw:text-style-name="P6" draw:layer="layout" svg:width="21cm" svg:height="1.25cm" svg:x="3.5cm" svg:y="1.624cm" presentation:class="title" presentation:user-transformed="true">
          <draw:text-box>
            <text:p text:style-name="P6"><text:span text:style-name="T6">6.2 <text:s/>Funcions per a la lectura d'arxius </text:span></text:p>
          </draw:text-box>
        </draw:frame>
        <draw:frame draw:style-name="standard" draw:layer="layout" svg:width="23.021cm" svg:height="13.138cm" svg:x="1.978cm" svg:y="3.393cm">
          <table:table table:template-name="default" table:use-first-row-styles="true" table:use-banding-rows-styles="true">
            <table:table-column table:style-name="co4"/>
            <table:table-column table:style-name="co5"/>
            <table:table-column table:style-name="co6"/>
            <table:table-row table:style-name="ro2" table:default-cell-style-name="ce1">
              <table:table-cell>
                <text:p text:style-name="P7"><text:span text:style-name="T7">Funció</text:span></text:p>
              </table:table-cell>
              <table:table-cell>
                <text:p text:style-name="P7"><text:span text:style-name="T7">Descripció</text:span></text:p>
              </table:table-cell>
              <table:table-cell>
                <text:p text:style-name="P7"><text:span text:style-name="T7">Sintaxi</text:span></text:p>
              </table:table-cell>
            </table:table-row>
            <table:table-row table:style-name="ro2" table:default-cell-style-name="ce2">
              <table:table-cell>
                <text:p>fopen</text:p>
              </table:table-cell>
              <table:table-cell>
                <text:p>Obre un arxiu i li assigna un identificador id. Veurem la manera més endavant </text:p>
              </table:table-cell>
              <table:table-cell>
                <text:p>$ Id = fopen ($ arxiu,</text:p>
                <text:p>$ Mode) </text:p>
              </table:table-cell>
            </table:table-row>
            <table:table-row table:style-name="ro2" table:default-cell-style-name="ce2">
              <table:table-cell>
                <text:p>fgets</text:p>
              </table:table-cell>
              <table:table-cell>
                <text:p>Llegeix una línia d'un arxiu fins a un nombre màxim de caràcters </text:p>
              </table:table-cell>
              <table:table-cell>
                <text:p><text:s/>fgets ($ id, $ max) </text:p>
              </table:table-cell>
            </table:table-row>
            <table:table-row table:style-name="ro2" table:default-cell-style-name="ce2">
              <table:table-cell>
                <text:p>fwrite</text:p>
              </table:table-cell>
              <table:table-cell>
                <text:p>Escriu una cadena de l'arxiu</text:p>
              </table:table-cell>
              <table:table-cell>
                <text:p><text:s/>fwrite ($ id, $ cadena) </text:p>
              </table:table-cell>
            </table:table-row>
            <table:table-row table:style-name="ro2" table:default-cell-style-name="ce2">
              <table:table-cell>
                <text:p>fseek</text:p>
              </table:table-cell>
              <table:table-cell>
                <text:p>Avança o retrocedeix el punter del fitxer un cert nombre de posicions </text:p>
              </table:table-cell>
              <table:table-cell>
                <text:p>fseek ($ id, $posicions) </text:p>
              </table:table-cell>
            </table:table-row>
            <table:table-row table:style-name="ro2" table:default-cell-style-name="ce2">
              <table:table-cell>
                <text:p>feof</text:p>
              </table:table-cell>
              <table:table-cell>
                <text:p>Comprova si el punter que llegeix l'arxiu ha arribat al final </text:p>
              </table:table-cell>
              <table:table-cell>
                <text:p><text:s/>feof ($ id) </text:p>
              </table:table-cell>
            </table:table-row>
            <table:table-row table:style-name="ro2" table:default-cell-style-name="ce2">
              <table:table-cell>
                <text:p>fpassthru</text:p>
              </table:table-cell>
              <table:table-cell>
                <text:p>Llegeix completament l'arxiu i el mostra </text:p>
              </table:table-cell>
              <table:table-cell>
                <text:p><text:s/>fpassthru ($ id) </text:p>
              </table:table-cell>
            </table:table-row>
            <table:table-row table:style-name="ro3" table:default-cell-style-name="ce2">
              <table:table-cell>
                <text:p>fclose</text:p>
              </table:table-cell>
              <table:table-cell>
                <text:p>Tanca el fitxer obert prèviament</text:p>
              </table:table-cell>
              <table:table-cell>
                <text:p><text:s/>fclose ($ id) </text:p>
              </table:table-cell>
            </table:table-row>
          </table:table>
          <draw:image xlink:href="Pictures/TablePreview2.svm" xlink:type="simple" xlink:show="embed" xlink:actuate="onLoad"/>
        </draw:frame>
        <presentation:notes draw:style-name="dp2">
          <draw:page-thumbnail draw:style-name="gr1" draw:layer="layout" svg:width="13.794cm" svg:height="10.342cm" svg:x="2.544cm" svg:y="2.067cm" draw:page-number="6" presentation:class="page"/>
          <draw:frame presentation:style-name="pr9" draw:layer="layout" svg:width="15.108cm" svg:height="12.16cm" svg:x="1.887cm" svg:y="13.096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8" draw:text-style-name="P6" draw:layer="layout" svg:width="21cm" svg:height="1.25cm" svg:x="3.5cm" svg:y="1.624cm" presentation:class="title" presentation:user-transformed="true">
          <draw:text-box>
            <text:p text:style-name="P6"><text:span text:style-name="T6">6. Gestió d'arxius en php</text:span></text:p>
          </draw:text-box>
        </draw:frame>
        <draw:frame presentation:style-name="pr10" draw:text-style-name="P5" draw:layer="layout" svg:width="23cm" svg:height="14.655cm" svg:x="2cm" svg:y="3.345cm" presentation:class="outline" presentation:user-transformed="true">
          <draw:text-box>
            <text:list text:style-name="L3">
              <text:list-item>
                <text:p text:style-name="P5"><text:span text:style-name="T5">Les operacions més elementals, còpia, esborrat i canviar el nom, requereixen únicament el nom (i path) del fitxer sobre el qual s'exerceix l'operació. Per a operacions més complexes, com la lectura de línies o l'escriptura de text dins de l'arxiu, es requereix d'una prèvia obertura de l'arxiu al qual li assignarem un identificador $ id.</text:span></text:p>
                <text:p text:style-name="P5"><text:span text:style-name="T5"/></text:p>
              </text:list-item>
              <text:list-item>
                <text:p text:style-name="P5"><text:span text:style-name="T5">Un cop obert l'arxiu, podrem desplaçar-nos al llarg d'ell per mitjà d'un punter imaginari que avança o retrocedeix per les línies de text i mitjançant el qual ens situarem en el lloc escollit per a inserir, modificar o simplement copiar una cadena.</text:span></text:p>
                <text:p text:style-name="P5"><text:span text:style-name="T5"/></text:p>
              </text:list-item>
              <text:list-item>
                <text:p text:style-name="P5"><text:span text:style-name="T5">Hi ha diferents maneres d'obertura que ens permeten definir les accions que podem realitzar sobre l'arxiu. Aquí us mostrem les diferents maneres que, com veureu, són d'allò més variat: </text:span></text:p>
              </text:list-item>
            </text:list>
          </draw:text-box>
        </draw:frame>
        <presentation:notes draw:style-name="dp2">
          <draw:page-thumbnail draw:style-name="gr1" draw:layer="layout" svg:width="13.794cm" svg:height="10.342cm" svg:x="2.544cm" svg:y="2.067cm" draw:page-number="7" presentation:class="page"/>
          <draw:frame presentation:style-name="pr9" draw:layer="layout" svg:width="15.108cm" svg:height="12.16cm" svg:x="1.887cm" svg:y="13.096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8" draw:text-style-name="P6" draw:layer="layout" svg:width="21cm" svg:height="1.25cm" svg:x="3.5cm" svg:y="1.624cm" presentation:class="title" presentation:user-transformed="true">
          <draw:text-box>
            <text:p text:style-name="P6"><text:span text:style-name="T6">6.3 <text:s/>Maneres d'obertura d'arxius </text:span></text:p>
          </draw:text-box>
        </draw:frame>
        <draw:frame draw:style-name="standard" draw:layer="layout" svg:width="22.161cm" svg:height="10.896cm" svg:x="2.338cm" svg:y="3.725cm">
          <table:table table:template-name="default" table:use-first-row-styles="true" table:use-banding-rows-styles="true">
            <table:table-column table:style-name="co7"/>
            <table:table-column table:style-name="co8"/>
            <table:table-row table:style-name="ro4" table:default-cell-style-name="ce1">
              <table:table-cell>
                <text:p text:style-name="P7"><text:span text:style-name="T7">Sintaxi</text:span></text:p>
              </table:table-cell>
              <table:table-cell>
                <text:p text:style-name="P7"><text:span text:style-name="T7">Descripció</text:span></text:p>
              </table:table-cell>
            </table:table-row>
            <table:table-row table:style-name="ro4">
              <table:table-cell table:style-name="ce3">
                <text:p text:style-name="P8">R</text:p>
              </table:table-cell>
              <table:table-cell table:style-name="ce2">
                <text:p><text:s/>Només lectura </text:p>
              </table:table-cell>
            </table:table-row>
            <table:table-row table:style-name="ro4">
              <table:table-cell table:style-name="ce3">
                <text:p text:style-name="P8">R+</text:p>
              </table:table-cell>
              <table:table-cell table:style-name="ce2">
                <text:p><text:s/>Lectura i escriptura </text:p>
              </table:table-cell>
            </table:table-row>
            <table:table-row table:style-name="ro4">
              <table:table-cell table:style-name="ce3">
                <text:p text:style-name="P8">W</text:p>
              </table:table-cell>
              <table:table-cell table:style-name="ce2">
                <text:p><text:s/>Només escriptura </text:p>
              </table:table-cell>
            </table:table-row>
            <table:table-row table:style-name="ro4">
              <table:table-cell table:style-name="ce3">
                <text:p text:style-name="P8">W+</text:p>
              </table:table-cell>
              <table:table-cell table:style-name="ce2">
                <text:p>Lectura i escriptura. Suprimeix el contingut anterior si s'escriu. l'arxiu és creat si no existeix</text:p>
              </table:table-cell>
            </table:table-row>
            <table:table-row table:style-name="ro5">
              <table:table-cell table:style-name="ce3">
                <text:p text:style-name="P8">A</text:p>
              </table:table-cell>
              <table:table-cell table:style-name="ce2">
                <text:p>Només escriptura. L'arxiu és creat si no existeix i el punter es col·loca al final. </text:p>
              </table:table-cell>
            </table:table-row>
            <table:table-row table:style-name="ro5">
              <table:table-cell table:style-name="ce3">
                <text:p text:style-name="P8">A+</text:p>
              </table:table-cell>
              <table:table-cell table:style-name="ce2">
                <text:p>Lectura i escriptura. L'arxiu és creat si no existeix i el punter es col·loca al final. </text:p>
              </table:table-cell>
            </table:table-row>
          </table:table>
          <draw:image xlink:href="Pictures/TablePreview3.svm" xlink:type="simple" xlink:show="embed" xlink:actuate="onLoad"/>
        </draw:frame>
        <draw:frame draw:style-name="gr2" draw:text-style-name="P9" draw:layer="layout" svg:width="22cm" svg:height="1.673cm" svg:x="2.5cm" svg:y="15.6cm">
          <draw:text-box>
            <text:p text:style-name="P9"><text:span text:style-name="T5">A notar que si tractem amb arxius en binari hem de posar una b davant de la manera (ex. ba, bw +, ...) </text:span></text:p>
          </draw:text-box>
        </draw:frame>
        <presentation:notes draw:style-name="dp2">
          <draw:page-thumbnail draw:style-name="gr1" draw:layer="layout" svg:width="13.794cm" svg:height="10.342cm" svg:x="2.544cm" svg:y="2.067cm" draw:page-number="8" presentation:class="page"/>
          <draw:frame presentation:style-name="pr9" draw:layer="layout" svg:width="15.108cm" svg:height="12.16cm" svg:x="1.887cm" svg:y="13.096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8" draw:layer="layout" svg:width="21cm" svg:height="1.25cm" svg:x="3.5cm" svg:y="1.624cm" presentation:class="title" presentation:user-transformed="true">
          <draw:text-box>
            <text:p text:style-name="P6"><text:span text:style-name="T6"><text:s/></text:span><text:span text:style-name="T6">6.4 Lectura seqüencial d'arxius amb PHP </text:span></text:p>
          </draw:text-box>
        </draw:frame>
        <draw:frame presentation:style-name="pr11" draw:text-style-name="P5" draw:layer="layout" svg:width="23cm" svg:height="13.78cm" svg:x="2cm" svg:y="3.5cm" presentation:class="outline" presentation:user-transformed="true">
          <draw:text-box>
            <text:list text:style-name="L3">
              <text:list-item>
                <text:p text:style-name="P5"><text:span text:style-name="T5">Seguim amb el nostre aprenentatge pràctic de l' ús de fitxers en PHP . Ja hem vist com obrir un arxiu per mitjà de la funció fopen amb un exemple pràctic <text:s/>com verificar una URL . El pas següent és aprendre a llegir el contingut del fitxer, tasca que durem a terme per mitjà de la funció fgets.</text:span></text:p>
                <text:p text:style-name="P5"><text:span text:style-name="T5"/></text:p>
              </text:list-item>
              <text:list-item>
                <text:p text:style-name="P5"><text:span text:style-name="T5">Aquesta funció s'encarrega de llegir línia a línia el contingut d'un fitxer text pel que la seua utilització ha de ser inclosa dins d'una estructura de tipus bucle.</text:span></text:p>
                <text:p text:style-name="P5"><text:span text:style-name="T5"/></text:p>
              </text:list-item>
              <text:list-item>
                <text:p text:style-name="P5"><text:span text:style-name="T5">En l'exemple que us mostrem a continuació ens hem servit d'aquesta lectura seqüencial per localitzar dins del text una cadena qualsevol a la qual, a continuació, li canviem el format per posar-la en negreta per mitjà de l'etiqueta &lt;b&gt;. Això ens pot resultar útil si duem a terme recerques internes al nostre lloc i volem ressaltar la cadena de cerca al text de la pàgina trobada.</text:span></text:p>
                <text:p text:style-name="P5"><text:span text:style-name="T5"/></text:p>
              </text:list-item>
              <text:list-item>
                <text:p text:style-name="P5"><text:span text:style-name="T5">Evidentment, la utilitat de fgets resulta ser molt més àmplia. Podem emprar-la, per exemple, amb arxius remots per extreure les etiquetes meta o per a moltes es altres coses que se'ns puguin ocórrer. </text:span></text:p>
              </text:list-item>
            </text:list>
          </draw:text-box>
        </draw:frame>
        <presentation:notes draw:style-name="dp2">
          <draw:page-thumbnail draw:style-name="gr1" draw:layer="layout" svg:width="13.794cm" svg:height="10.342cm" svg:x="2.544cm" svg:y="2.067cm" draw:page-number="9" presentation:class="page"/>
          <draw:frame presentation:style-name="pr9" draw:layer="layout" svg:width="15.108cm" svg:height="12.16cm" svg:x="1.887cm" svg:y="13.096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8" draw:text-style-name="P6" draw:layer="layout" svg:width="21cm" svg:height="1.25cm" svg:x="3.5cm" svg:y="1.624cm" presentation:class="title" presentation:user-transformed="true">
          <draw:text-box>
            <text:p text:style-name="P6"><text:span text:style-name="T6">Exemple</text:span></text:p>
          </draw:text-box>
        </draw:frame>
        <draw:frame presentation:style-name="pr11" draw:text-style-name="P10" draw:layer="layout" svg:width="23cm" svg:height="13.633cm" svg:x="2cm" svg:y="3.577cm" presentation:class="outline" presentation:user-transformed="true">
          <draw:text-box>
            <text:list text:style-name="L3">
              <text:list-header>
                <text:p text:style-name="P10"><text:span text:style-name="T8">&lt;?</text:span></text:p>
                <text:p text:style-name="P10"><text:span text:style-name="T8">function negreta ($ path, $ cadena)</text:span></text:p>
                <text:p text:style-name="P10"><text:span text:style-name="T8">{</text:span></text:p>
                <text:p text:style-name="P10"><text:span text:style-name="T8">// Iniciem la variable</text:span></text:p>
                <text:p text:style-name="P10"><text:span text:style-name="T8">$ Text = "";</text:span></text:p>
                <text:p text:style-name="P10"><text:span text:style-name="T8">// Obrim el fitxer en mode lectura</text:span></text:p>
                <text:p text:style-name="P10"><text:span text:style-name="T8">$ Fp = fopen ($ path, "r");</text:span></text:p>
                <text:p text:style-name="P10"><text:span text:style-name="T8">// Llegim linea per línia el contingut del fitxer</text:span></text:p>
                <text:p text:style-name="P10"><text:span text:style-name="T8">while ($ línia = fgets ($ fp, 1024))</text:span></text:p>
                <text:p text:style-name="P10"><text:span text:style-name="T8">{</text:span></text:p>
                <text:p text:style-name="P10"><text:span text:style-name="T8">// Substituïm les ocurrències de la cadena que busquem</text:span></text:p>
                <text:p text:style-name="P10"><text:span text:style-name="T8">$ Línia = str_replace ($ cadena, "&lt;b&gt; $ cadena &lt;/ b&gt;",</text:span></text:p>
                <text:p text:style-name="P10"><text:span text:style-name="T8">$ Línia);</text:span></text:p>
                <text:p text:style-name="P10"><text:span text:style-name="T8">// Afegim la línia modificada al text</text:span></text:p>
                <text:p text:style-name="P10"><text:span text:style-name="T8">$ Text. = $ Línia;</text:span></text:p>
                <text:p text:style-name="P10"><text:span text:style-name="T8">}</text:span></text:p>
                <text:p text:style-name="P10"><text:span text:style-name="T8">return $ text;</text:span></text:p>
                <text:p text:style-name="P10"><text:span text:style-name="T8">} </text:span></text:p>
              </text:list-header>
            </text:list>
          </draw:text-box>
        </draw:frame>
        <presentation:notes draw:style-name="dp2">
          <draw:page-thumbnail draw:style-name="gr1" draw:layer="layout" svg:width="13.794cm" svg:height="10.342cm" svg:x="2.544cm" svg:y="2.067cm" draw:page-number="10" presentation:class="page"/>
          <draw:frame presentation:style-name="pr9" draw:layer="layout" svg:width="15.108cm" svg:height="12.16cm" svg:x="1.887cm" svg:y="13.096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8" draw:text-style-name="P6" draw:layer="layout" svg:width="21cm" svg:height="1.25cm" svg:x="3.5cm" svg:y="1.624cm" presentation:class="title" presentation:user-transformed="true">
          <draw:text-box>
            <text:p text:style-name="P6"><text:span text:style-name="T6">Exemple</text:span></text:p>
          </draw:text-box>
        </draw:frame>
        <draw:frame presentation:style-name="pr11" draw:text-style-name="P12" draw:layer="layout" svg:width="23cm" svg:height="12.323cm" svg:x="2cm" svg:y="3.5cm" presentation:class="outline" presentation:user-transformed="true">
          <draw:text-box>
            <text:list text:style-name="L3">
              <text:list-header>
                <text:p text:style-name="P11"><text:span text:style-name="T9">// Definim el path i la cadena</text:span></text:p>
                <text:p text:style-name="P11"><text:span text:style-name="T9">$ Path = "escriu el camí d'accés al teu arxiu";</text:span></text:p>
                <text:p text:style-name="P11"><text:span text:style-name="T9">$ Cadena = "escriu el teu cadena";</text:span></text:p>
                <text:p text:style-name="P11"><text:span text:style-name="T9">// Cridem la funció</text:span></text:p>
                <text:p text:style-name="P11"><text:span text:style-name="T9">$ Text = negreta ($ path, $ cadena);</text:span></text:p>
                <text:p text:style-name="P11"><text:span text:style-name="T9">// Mostrem el text</text:span></text:p>
                <text:p text:style-name="P11"><text:span text:style-name="T9">echo $ text;</text:span></text:p>
                <text:p text:style-name="P11"><text:span text:style-name="T9">?&gt;</text:span></text:p>
              </text:list-header>
            </text:list>
          </draw:text-box>
        </draw:frame>
        <presentation:notes draw:style-name="dp2">
          <draw:page-thumbnail draw:style-name="gr1" draw:layer="layout" svg:width="13.794cm" svg:height="10.342cm" svg:x="2.544cm" svg:y="2.067cm" draw:page-number="11" presentation:class="page"/>
          <draw:frame presentation:style-name="pr9" draw:layer="layout" svg:width="15.108cm" svg:height="12.16cm" svg:x="1.887cm" svg:y="13.096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8" draw:layer="layout" svg:width="21cm" svg:height="1.25cm" svg:x="3.5cm" svg:y="1.624cm" presentation:class="title" presentation:user-transformed="true">
          <draw:text-box>
            <text:p text:style-name="P6"><text:span text:style-name="T6"><text:s/></text:span><text:span text:style-name="T6">6.4 Lectura seqüencial d'arxius amb PHP </text:span></text:p>
          </draw:text-box>
        </draw:frame>
        <draw:frame presentation:style-name="pr11" draw:text-style-name="P13" draw:layer="layout" svg:width="23cm" svg:height="13.453cm" svg:x="2cm" svg:y="3.645cm" presentation:class="outline" presentation:user-transformed="true">
          <draw:text-box>
            <text:list text:style-name="L3">
              <text:list-header>
                <text:p text:style-name="P13"><text:span text:style-name="T5"/></text:p>
              </text:list-header>
              <text:list-item>
                <text:p text:style-name="P13"><text:span text:style-name="T5">L'script és utilitzat en forma de funció per facilitar la seva ocupació i emmagatzematge. La seva manera d'actuar és el següent:</text:span></text:p>
                <text:list>
                  <text:list-header>
                    <text:p text:style-name="P14"><text:span text:style-name="T5"/></text:p>
                  </text:list-header>
                  <text:list-item>
                    <text:p text:style-name="P14"><text:span text:style-name="T5">Inicialitza la variable text en la qual anirem emmagatzemant les línies llegides en el bucle. </text:span></text:p>
                  </text:list-item>
                  <text:list-item>
                    <text:p text:style-name="P14"><text:span text:style-name="T5">Obre el fitxer (local o remot) en mode lectura per mitjà de la funció fopen.</text:span></text:p>
                  </text:list-item>
                  <text:list-item>
                    <text:p text:style-name="P14"><text:span text:style-name="T5">Llegeix una per una les línies de l'arxiu fins a una longitud de 1024 caràcters i reemplaça les possibles ocurrències de la cadena de recerca per la mateixa cadena col·locada entre les etiquetes &lt;b&gt; i &lt;/ b&gt; per mitjà de la funció str_replace. El text, modificat o no, és emmagatzemat en la variable text.</text:span></text:p>
                  </text:list-item>
                  <text:list-item>
                    <text:p text:style-name="P14"><text:span text:style-name="T5">Retornem la variable text com a resultat de la funció.</text:span></text:p>
                  </text:list-item>
                </text:list>
                <text:p text:style-name="P5"><text:span text:style-name="T5"/></text:p>
              </text:list-item>
              <text:list-item>
                <text:p text:style-name="P5"><text:span text:style-name="T5">La resta de script és simplement un exemple de crida a la funció on els paràmetres path i cadena han de ser especificats. </text:span></text:p>
              </text:list-item>
            </text:list>
          </draw:text-box>
        </draw:frame>
        <presentation:notes draw:style-name="dp2">
          <draw:page-thumbnail draw:style-name="gr1" draw:layer="layout" svg:width="13.794cm" svg:height="10.342cm" svg:x="2.544cm" svg:y="2.067cm" draw:page-number="12" presentation:class="page"/>
          <draw:frame presentation:style-name="pr9" draw:layer="layout" svg:width="15.108cm" svg:height="12.16cm" svg:x="1.887cm" svg:y="13.096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8" draw:text-style-name="P6" draw:layer="layout" svg:width="21cm" svg:height="1.25cm" svg:x="3.5cm" svg:y="1.624cm" presentation:class="title" presentation:user-transformed="true">
          <draw:text-box>
            <text:p text:style-name="P6"><text:span text:style-name="T6">6.5 Escriptura en arxius amb PHP </text:span></text:p>
          </draw:text-box>
        </draw:frame>
        <draw:frame presentation:style-name="pr12" draw:text-style-name="P13" draw:layer="layout" svg:width="23cm" svg:height="14.5cm" svg:x="2cm" svg:y="3.5cm" presentation:class="outline" presentation:user-transformed="true">
          <draw:text-box>
            <text:list text:style-name="L3">
              <text:list-item>
                <text:p text:style-name="P5"><text:span text:style-name="T5">Seguint amb la gestió d'arxius per mitjà de PHP, en aquest article veurem els passos elementals per a la creació i escriptura d'un arxiu text per mitjà d'aquesta tecnologia de costat servidor. Després d'haver vist com funciona la lectura seqüencial d'un arxiu. Podem imaginar que escriure sobre aquest no ha de resultar molt més complicat.</text:span></text:p>
                <text:p text:style-name="P5"><text:span text:style-name="T5"/></text:p>
              </text:list-item>
              <text:list-item>
                <text:p text:style-name="P5"><text:span text:style-name="T5">D'altra banda, les possibilitats que aquestes dues operacions ens poden oferir conjuntament són realment sorprenents. Sense anar més lluny, i guardant les distàncies, escriure i llegir arxius pot en certa manera substituir molt primàriament a una base de dades. En efecte, si per diverses raons (hosting, pressupost, coneixements ...) ens resulta difícil la posada en marxa d'una base de dades elemental, sempre podrem solucionar l'inconvenient emmagatzemant les nostres dades en arxius que després podran ser llegits. Per descomptat, aquest mètode no té gestió de seguretat ni és versàtil i només és vàlid per a un lloc sense informació confidencial i amb poca quantitat de dades. </text:span></text:p>
              </text:list-item>
            </text:list>
          </draw:text-box>
        </draw:frame>
        <presentation:notes draw:style-name="dp2">
          <draw:page-thumbnail draw:style-name="gr1" draw:layer="layout" svg:width="13.794cm" svg:height="10.342cm" svg:x="2.544cm" svg:y="2.067cm" draw:page-number="13" presentation:class="page"/>
          <draw:frame presentation:style-name="pr9" draw:layer="layout" svg:width="15.108cm" svg:height="12.16cm" svg:x="1.887cm" svg:y="13.096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8" draw:layer="layout" svg:width="21cm" svg:height="1.25cm" svg:x="3.5cm" svg:y="1.624cm" presentation:class="title" presentation:user-transformed="true">
          <draw:text-box>
            <text:p text:style-name="P6"><text:span text:style-name="T6">6.5 Escriptura en arxius amb PHP </text:span></text:p>
          </draw:text-box>
        </draw:frame>
        <draw:frame presentation:style-name="pr11" draw:text-style-name="P5" draw:layer="layout" svg:width="23cm" svg:height="13.363cm" svg:x="2cm" svg:y="3.545cm" presentation:class="outline" presentation:user-transformed="true">
          <draw:text-box>
            <text:list text:style-name="L3">
              <text:list-item>
                <text:p text:style-name="P5"><text:span text:style-name="T5">Podem pensar també en crear documents dinàmics a partir de dades introduïdes en un formulari: cartes, pàgines HTML i altres.</text:span></text:p>
              </text:list-item>
              <text:list-item>
                <text:p text:style-name="P5"><text:span text:style-name="T5">Un altre exemple particularment pràctic és la creació dinàmica d'arxius que ens estalviïn recursos de servidor. Imaginem que tenim una pàgina, o arxiu, en el nostre lloc que càrrega molt freqüentment i que realitza constantment crides a bases de dades o executa scripts mitjanament llargs. Si el contingut que estem mostrant és el mateix per a tots els usuaris i no té necessitat de ser actualitzat constantment, podem acontentar amb crear un script accessori que executi una única vegada l'script principal i que emmagatzemi el seu resultat en forma d'arxiu HTML que serà en realitat el que mostrarem als nostres visitants. D'aquesta manera, evitem d'una banda l'execució massiva d'un mateix script amb el consegüent estalvi de recursos i per altra automatitzem l'actualització d'una determinada pàgina o secció executant periòdicament l'script accessori.</text:span></text:p>
              </text:list-item>
              <text:list-item>
                <text:p text:style-name="P5"><text:span text:style-name="T5">L'escriptura d'arxius passa, com és d'esperar, per la prèvia obertura d'arxiu en un manera apropiada . Un cop obert, el pas següent serà introduir per mitjà de la funció fwrite, o el seu àlies fputs, la cadena que volem incloure en el nostre arxiu. </text:span></text:p>
              </text:list-item>
            </text:list>
          </draw:text-box>
        </draw:frame>
        <presentation:notes draw:style-name="dp2">
          <draw:page-thumbnail draw:style-name="gr1" draw:layer="layout" svg:width="13.794cm" svg:height="10.342cm" svg:x="2.544cm" svg:y="2.067cm" draw:page-number="14" presentation:class="page"/>
          <draw:frame presentation:style-name="pr9" draw:layer="layout" svg:width="15.108cm" svg:height="12.16cm" svg:x="1.887cm" svg:y="13.096cm" presentation:class="notes" presentation:placeholder="true">
            <draw:text-box/>
          </draw:frame>
        </presentation:notes>
      </draw:page>
      <draw:page draw:name="page15" draw:style-name="dp1" draw:master-page-name="Per_20_defecte" presentation:presentation-page-layout-name="AL2T1">
        <office:forms form:automatic-focus="false" form:apply-design-mode="false"/>
        <draw:frame presentation:style-name="pr8" draw:layer="layout" svg:width="21cm" svg:height="1.25cm" svg:x="3.5cm" svg:y="1.624cm" presentation:class="title" presentation:user-transformed="true">
          <draw:text-box>
            <text:p text:style-name="P6"><text:span text:style-name="T6">6.5 Escriptura en arxius amb PHP </text:span></text:p>
          </draw:text-box>
        </draw:frame>
        <draw:frame presentation:style-name="pr13" draw:text-style-name="P5" draw:layer="layout" svg:width="23cm" svg:height="16.048cm" svg:x="1.7cm" svg:y="2.945cm" presentation:class="outline" presentation:user-transformed="true">
          <draw:text-box>
            <text:list text:style-name="L3">
              <text:list-item>
                <text:p text:style-name="P5"><text:span text:style-name="T5">Per exemplificar aquesta nova funció d'escriptura i combinar-la amb la de lectura, fgets, us proposem aquest comptador inspirat en una nota de la pàgina oficial de PHP :</text:span></text:p>
                <text:p text:style-name="P5"><text:span text:style-name="T8">&lt;?</text:span></text:p>
                <text:p text:style-name="P5"><text:span text:style-name="T8">function incremento_contador ($ arxiu)</text:span></text:p>
                <text:p text:style-name="P5"><text:span text:style-name="T8">{</text:span></text:p>
                <text:p text:style-name="P5"><text:span text:style-name="T8">// $ Fitxer conté el número que actualitzem</text:span></text:p>
                <text:p text:style-name="P5"><text:span text:style-name="T8">$ Comptador = 0;</text:span></text:p>
                <text:p text:style-name="P5"><text:span text:style-name="T8">// Obrim l'arxiu i llegim el seu contingut</text:span></text:p>
                <text:p text:style-name="P5"><text:span text:style-name="T8">$ Fp = fopen ($ arxiu, "r");</text:span></text:p>
                <text:p text:style-name="P5"><text:span text:style-name="T8">$ Comptador = fgets ($ fp, 26);</text:span></text:p>
                <text:p text:style-name="P5"><text:span text:style-name="T8">fclose ($ fp);</text:span></text:p>
                <text:p text:style-name="P5"><text:span text:style-name="T8">// Incrementem el comptador</text:span></text:p>
                <text:p text:style-name="P5"><text:span text:style-name="T8">++ $ Comptador;</text:span></text:p>
                <text:p text:style-name="P5"><text:span text:style-name="T8">// Actualitzem el fitxer amb el nou valor</text:span></text:p>
                <text:p text:style-name="P5"><text:span text:style-name="T8">$ Fp = fopen ($ arxiu, "w +");</text:span></text:p>
                <text:p text:style-name="P5"><text:span text:style-name="T8">fwrite ($ fp, $ comptador, 26);</text:span></text:p>
                <text:p text:style-name="P5"><text:span text:style-name="T8">fclose ($ fp);</text:span></text:p>
                <text:p text:style-name="P5"><text:span text:style-name="T8">echo "Aquest script ha estat executat $ comptador vegades";</text:span></text:p>
                <text:p text:style-name="P5"><text:span text:style-name="T8">}</text:span></text:p>
                <text:p text:style-name="P5"><text:span text:style-name="T8">?&gt; </text:span></text:p>
              </text:list-item>
            </text:list>
          </draw:text-box>
        </draw:frame>
        <presentation:notes draw:style-name="dp2">
          <draw:page-thumbnail draw:style-name="gr1" draw:layer="layout" svg:width="13.794cm" svg:height="10.342cm" svg:x="2.544cm" svg:y="2.067cm" draw:page-number="15" presentation:class="page"/>
          <draw:frame presentation:style-name="pr9" draw:layer="layout" svg:width="15.108cm" svg:height="12.16cm" svg:x="1.887cm" svg:y="13.096cm" presentation:class="notes" presentation:placeholder="true">
            <draw:text-box/>
          </draw:frame>
        </presentation:notes>
      </draw:page>
      <draw:page draw:name="page16" draw:style-name="dp1" draw:master-page-name="Per_20_defecte" presentation:presentation-page-layout-name="AL2T1">
        <office:forms form:automatic-focus="false" form:apply-design-mode="false"/>
        <draw:frame presentation:style-name="pr8" draw:layer="layout" svg:width="21cm" svg:height="1.25cm" svg:x="3.5cm" svg:y="1.624cm" presentation:class="title" presentation:user-transformed="true">
          <draw:text-box>
            <text:p text:style-name="P6"><text:span text:style-name="T6">6.5 Escriptura en arxius amb PHP </text:span></text:p>
          </draw:text-box>
        </draw:frame>
        <draw:frame presentation:style-name="pr11" draw:text-style-name="P5" draw:layer="layout" svg:width="23cm" svg:height="12.496cm" svg:x="2cm" svg:y="3.348cm" presentation:class="outline" presentation:user-transformed="true">
          <draw:text-box>
            <text:list text:style-name="L3">
              <text:list-item>
                <text:p text:style-name="P5"><text:span text:style-name="T5">Com en altres exemples, l'script és expressat en forma de funció perquè sigui més senzil la seva reutilització. Les etapes que duem a terme són veritablement curtes i comprensibles:</text:span></text:p>
                <text:list>
                  <text:list-header>
                    <text:p text:style-name="P14"><text:span text:style-name="T5">• </text:span><text:span text:style-name="T5">Iniciem la nostra variable comptador.</text:span></text:p>
                    <text:p text:style-name="P14"><text:span text:style-name="T5">• </text:span><text:span text:style-name="T5">Obrim el fitxer en mode lectura i extraiem el valor actual del comptador llegint la primera i única línia. Tanquem el fitxer.</text:span></text:p>
                    <text:p text:style-name="P14"><text:span text:style-name="T5">• </text:span><text:span text:style-name="T5">Augmentem d'una unitat el valor de comptador.</text:span></text:p>
                    <text:p text:style-name="P14"><text:span text:style-name="T5">• </text:span><text:span text:style-name="T5">Obrim l'arxiu i el sobreescrivim (mode + w) amb el valor comptador modificat.</text:span></text:p>
                  </text:list-header>
                </text:list>
                <text:p text:style-name="P5"><text:span text:style-name="T5"/></text:p>
              </text:list-item>
              <text:list-item>
                <text:p text:style-name="P5"><text:span text:style-name="T5">No cal dir que perquè aquest tipus de scripts funcionin, l'arxiu al que volem accedir ha d'estar autoritzat per a lectura i escriptura.</text:span></text:p>
              </text:list-item>
              <text:list-item>
                <text:p text:style-name="P5"><text:span text:style-name="T5">La funció fwrite pot ser utilitzada també per enviar dades a altres tipus d'obertures com són les de sockets o de programes. Però això ja és una altra història ... </text:span></text:p>
              </text:list-item>
            </text:list>
          </draw:text-box>
        </draw:frame>
        <presentation:notes draw:style-name="dp2">
          <draw:page-thumbnail draw:style-name="gr1" draw:layer="layout" svg:width="13.794cm" svg:height="10.342cm" svg:x="2.544cm" svg:y="2.067cm" draw:page-number="16" presentation:class="page"/>
          <draw:frame presentation:style-name="pr9" draw:layer="layout" svg:width="15.108cm" svg:height="12.16cm" svg:x="1.887cm" svg:y="13.096cm" presentation:class="notes" presentation:placeholder="true">
            <draw:text-box/>
          </draw:frame>
        </presentation:notes>
      </draw:page>
      <draw:page draw:name="page17" draw:style-name="dp1" draw:master-page-name="Per_20_defecte" presentation:presentation-page-layout-name="AL2T1">
        <office:forms form:automatic-focus="false" form:apply-design-mode="false"/>
        <draw:frame presentation:style-name="pr8" draw:text-style-name="P6" draw:layer="layout" svg:width="21cm" svg:height="1.25cm" svg:x="3.5cm" svg:y="1.624cm" presentation:class="title" presentation:user-transformed="true">
          <draw:text-box>
            <text:p text:style-name="P6"><text:span text:style-name="T6"><text:s/></text:span><text:span text:style-name="T6">6.6 Gestió de directoris per PHP </text:span></text:p>
          </draw:text-box>
        </draw:frame>
        <draw:frame presentation:style-name="pr11" draw:text-style-name="P5" draw:layer="layout" svg:width="23cm" svg:height="12.323cm" svg:x="2cm" svg:y="3.645cm" presentation:class="outline" presentation:user-transformed="true">
          <draw:text-box>
            <text:list text:style-name="L3">
              <text:list-item>
                <text:p text:style-name="P5"><text:span text:style-name="T5">Seguint amb la saga d'articles referents a l'explotació d'arxius per mitjà de PHP, presentarem algunes funcions que ens poden ser molt útils en la navegació per directoris. Aquest tipus de funcions podrien, per exemple, servir per crear exploradors de arxius en el nostre navegador. </text:span></text:p>
              </text:list-item>
            </text:list>
          </draw:text-box>
        </draw:frame>
        <presentation:notes draw:style-name="dp2">
          <draw:page-thumbnail draw:style-name="gr1" draw:layer="layout" svg:width="13.794cm" svg:height="10.342cm" svg:x="2.544cm" svg:y="2.067cm" draw:page-number="17" presentation:class="page"/>
          <draw:frame presentation:style-name="pr9" draw:layer="layout" svg:width="15.108cm" svg:height="12.16cm" svg:x="1.887cm" svg:y="13.096cm" presentation:class="notes" presentation:placeholder="true">
            <draw:text-box/>
          </draw:frame>
        </presentation:notes>
      </draw:page>
      <draw:page draw:name="page18" draw:style-name="dp1" draw:master-page-name="Per_20_defecte" presentation:presentation-page-layout-name="AL2T1">
        <office:forms form:automatic-focus="false" form:apply-design-mode="false"/>
        <draw:frame presentation:style-name="pr8" draw:layer="layout" svg:width="21cm" svg:height="1.25cm" svg:x="3.5cm" svg:y="1.624cm" presentation:class="title" presentation:user-transformed="true">
          <draw:text-box>
            <text:p text:style-name="P6"><text:span text:style-name="T6"><text:s/></text:span><text:span text:style-name="T6">6.6 Gestió de directoris per PHP </text:span></text:p>
          </draw:text-box>
        </draw:frame>
        <draw:frame draw:style-name="standard" draw:layer="layout" svg:width="22.516cm" svg:height="12.351cm" svg:x="1.884cm" svg:y="3.305cm">
          <table:table table:template-name="default" table:use-first-row-styles="true" table:use-banding-rows-styles="true">
            <table:table-column table:style-name="co9"/>
            <table:table-column table:style-name="co10"/>
            <table:table-column table:style-name="co11"/>
            <table:table-row table:style-name="ro6" table:default-cell-style-name="ce1">
              <table:table-cell>
                <text:p text:style-name="P7"><text:span text:style-name="T7">Funció</text:span></text:p>
              </table:table-cell>
              <table:table-cell>
                <text:p text:style-name="P7"><text:span text:style-name="T7">Descripció</text:span></text:p>
              </table:table-cell>
              <table:table-cell>
                <text:p text:style-name="P7"><text:span text:style-name="T7">Sintaxi</text:span></text:p>
              </table:table-cell>
            </table:table-row>
            <table:table-row table:style-name="ro6" table:default-cell-style-name="ce2">
              <table:table-cell table:style-name="ce4">
                <text:p text:style-name="P15">opendir</text:p>
              </table:table-cell>
              <table:table-cell>
                <text:p>Obre un directori situat a $ path i li assigna un identificador $ dir</text:p>
              </table:table-cell>
              <table:table-cell>
                <text:p>$Dir =</text:p>
                <text:p>opendir ($ path) </text:p>
              </table:table-cell>
            </table:table-row>
            <table:table-row table:style-name="ro6" table:default-cell-style-name="ce2">
              <table:table-cell table:style-name="ce4">
                <text:p text:style-name="P15">readdir</text:p>
              </table:table-cell>
              <table:table-cell>
                <text:p>Llegeix un element del directori $ dir obert prèviament amb opendir i desplaça el punter l'element següent </text:p>
              </table:table-cell>
              <table:table-cell>
                <text:p><text:s/>readdir ($ dir) </text:p>
              </table:table-cell>
            </table:table-row>
            <table:table-row table:style-name="ro6" table:default-cell-style-name="ce2">
              <table:table-cell table:style-name="ce4">
                <text:p text:style-name="P15">rmdir</text:p>
              </table:table-cell>
              <table:table-cell>
                <text:p>Elimina directori $ dir</text:p>
              </table:table-cell>
              <table:table-cell>
                <text:p><text:s/>rmdir ($ dir) </text:p>
              </table:table-cell>
            </table:table-row>
            <table:table-row table:style-name="ro6" table:default-cell-style-name="ce2">
              <table:table-cell table:style-name="ce4">
                <text:p text:style-name="P15">mkdir</text:p>
              </table:table-cell>
              <table:table-cell>
                <text:p>Crea un directori situat a $ path amb els drets d'accés $ drets (sencer)</text:p>
              </table:table-cell>
              <table:table-cell>
                <text:p>mkdir ($ path,</text:p>
                <text:p>$Drets) </text:p>
              </table:table-cell>
            </table:table-row>
            <table:table-row table:style-name="ro6" table:default-cell-style-name="ce2">
              <table:table-cell table:style-name="ce4">
                <text:p text:style-name="P15">rewinddir</text:p>
              </table:table-cell>
              <table:table-cell>
                <text:p>Torna el punter de lectura del directori $ dir al primer element</text:p>
              </table:table-cell>
              <table:table-cell>
                <text:p><text:s/>rewinddir ($ dir) </text:p>
              </table:table-cell>
            </table:table-row>
            <table:table-row table:style-name="ro6" table:default-cell-style-name="ce2">
              <table:table-cell table:style-name="ce4">
                <text:p text:style-name="P15">closedir</text:p>
              </table:table-cell>
              <table:table-cell>
                <text:p>Tanca el directori $ dir obert prèviament amb opendir</text:p>
              </table:table-cell>
              <table:table-cell>
                <text:p><text:s/>closedir ($ dir) </text:p>
              </table:table-cell>
            </table:table-row>
          </table:table>
          <draw:image xlink:href="Pictures/TablePreview4.svm" xlink:type="simple" xlink:show="embed" xlink:actuate="onLoad"/>
        </draw:frame>
        <presentation:notes draw:style-name="dp2">
          <draw:page-thumbnail draw:style-name="gr1" draw:layer="layout" svg:width="13.794cm" svg:height="10.342cm" svg:x="2.544cm" svg:y="2.067cm" draw:page-number="18" presentation:class="page"/>
          <draw:frame presentation:style-name="pr9" draw:layer="layout" svg:width="15.108cm" svg:height="12.16cm" svg:x="1.887cm" svg:y="13.096cm" presentation:class="notes" presentation:placeholder="true">
            <draw:text-box/>
          </draw:frame>
        </presentation:notes>
      </draw:page>
      <draw:page draw:name="page19" draw:style-name="dp1" draw:master-page-name="Per_20_defecte" presentation:presentation-page-layout-name="AL2T1">
        <office:forms form:automatic-focus="false" form:apply-design-mode="false"/>
        <draw:frame presentation:style-name="pr8" draw:layer="layout" svg:width="21cm" svg:height="1.25cm" svg:x="3.5cm" svg:y="1.624cm" presentation:class="title" presentation:user-transformed="true">
          <draw:text-box>
            <text:p text:style-name="P6"><text:span text:style-name="T6"><text:s/></text:span><text:span text:style-name="T6">6.6 Gestió de directoris per PHP</text:span></text:p>
          </draw:text-box>
        </draw:frame>
        <draw:frame presentation:style-name="pr11" draw:text-style-name="P13" draw:layer="layout" svg:width="23cm" svg:height="12.323cm" svg:x="2cm" svg:y="3.945cm" presentation:class="outline" presentation:user-transformed="true">
          <draw:text-box>
            <text:list text:style-name="L3">
              <text:list-header>
                <text:p text:style-name="P13"><text:span text:style-name="T5">La forma de tractar amb aquestes funcions és la similar a la que ja hem vist per la lectura seqüencial d'arxius. Podem distingir tres etapes elementals:</text:span></text:p>
                <text:list>
                  <text:list-item>
                    <text:p><text:span text:style-name="T5">Obertura del directori per mitjà de la funció opendir assignant-li al mateix temps un identificador</text:span></text:p>
                  </text:list-item>
                  <text:list-item>
                    <text:p><text:span text:style-name="T5">Realització de les tasques necessàries en relació amb aquest directori</text:span></text:p>
                  </text:list-item>
                  <text:list-item>
                    <text:p><text:span text:style-name="T5">Cloenda de l'identificador per mitjà de la funció closedir</text:span></text:p>
                  </text:list-item>
                </text:list>
                <text:p text:style-name="P5"><text:span text:style-name="T5">A notar que, perquè un directori pugui ser esborrat, cal prèviament haver eliminat cadascun dels elements continguts dins del directori. Per això, ens podem servir de la funció unlink.</text:span></text:p>
                <text:p text:style-name="P5"><text:span text:style-name="T5">D'altra banda, la creació d'un directori per mitjà de la funció mkdir requereix la definició dels drets d'accés per mitjà d'un nombre sencer. Esperem poder explicar en què consisteixen aquests drets properament.</text:span></text:p>
                <text:p text:style-name="P5"><text:span text:style-name="T5">Com a exemple senzill del que podem fer amb aquestes funcions, aquí us presentem un petit script de lectura que us permet visualitzar el contingut d'un directori: </text:span></text:p>
              </text:list-header>
            </text:list>
          </draw:text-box>
        </draw:frame>
        <presentation:notes draw:style-name="dp2">
          <draw:page-thumbnail draw:style-name="gr1" draw:layer="layout" svg:width="13.794cm" svg:height="10.342cm" svg:x="2.544cm" svg:y="2.067cm" draw:page-number="19" presentation:class="page"/>
          <draw:frame presentation:style-name="pr9" draw:layer="layout" svg:width="15.108cm" svg:height="12.16cm" svg:x="1.887cm" svg:y="13.096cm" presentation:class="notes" presentation:placeholder="true">
            <draw:text-box/>
          </draw:frame>
        </presentation:notes>
      </draw:page>
      <draw:page draw:name="page20" draw:style-name="dp1" draw:master-page-name="Per_20_defecte" presentation:presentation-page-layout-name="AL2T1">
        <office:forms form:automatic-focus="false" form:apply-design-mode="false"/>
        <draw:frame presentation:style-name="pr8" draw:layer="layout" svg:width="21cm" svg:height="1.25cm" svg:x="3.5cm" svg:y="1.624cm" presentation:class="title" presentation:user-transformed="true">
          <draw:text-box>
            <text:p text:style-name="P6"><text:span text:style-name="T6"><text:s/></text:span><text:span text:style-name="T6">6.6 Gestió de directoris per PHP</text:span></text:p>
          </draw:text-box>
        </draw:frame>
        <draw:frame presentation:style-name="pr11" draw:text-style-name="P10" draw:layer="layout" svg:width="23cm" svg:height="13.985cm" svg:x="2cm" svg:y="3.645cm" presentation:class="outline" presentation:user-transformed="true">
          <draw:text-box>
            <text:list text:style-name="L3">
              <text:list-header>
                <text:p text:style-name="P10"><text:span text:style-name="T10">&lt;?</text:span></text:p>
                <text:p text:style-name="P10"><text:span text:style-name="T10">// Definim el path d'accés</text:span></text:p>
                <text:p text:style-name="P10"><text:span text:style-name="T10">$ Path = "meu / camí";</text:span></text:p>
                <text:p text:style-name="P10"><text:span text:style-name="T10">// Obrim directori</text:span></text:p>
                <text:p text:style-name="P10"><text:span text:style-name="T10">$ Dir = opendir ($ path);</text:span></text:p>
                <text:p text:style-name="P10"><text:span text:style-name="T10">// Mostrem les informacions</text:span></text:p>
                <text:p text:style-name="P10"><text:span text:style-name="T10">while ($ element =</text:span></text:p>
                <text:p text:style-name="P10"><text:span text:style-name="T10">readdir ($ dir))</text:span></text:p>
                <text:p text:style-name="P10"><text:span text:style-name="T10">{</text:span></text:p>
                <text:p text:style-name="P10"><text:span text:style-name="T10">echo $ element. "empresa";</text:span></text:p>
                <text:p text:style-name="P10"><text:span text:style-name="T10">}</text:span></text:p>
                <text:p text:style-name="P10"><text:span text:style-name="T10">// Tanquem directori</text:span></text:p>
                <text:p text:style-name="P10"><text:span text:style-name="T10">closedir ($ dir);</text:span></text:p>
                <text:p text:style-name="P10"><text:span text:style-name="T10">?&gt; </text:span></text:p>
              </text:list-header>
            </text:list>
          </draw:text-box>
        </draw:frame>
        <presentation:notes draw:style-name="dp2">
          <draw:page-thumbnail draw:style-name="gr1" draw:layer="layout" svg:width="13.794cm" svg:height="10.342cm" svg:x="2.544cm" svg:y="2.067cm" draw:page-number="20" presentation:class="page"/>
          <draw:frame presentation:style-name="pr9" draw:layer="layout" svg:width="15.108cm" svg:height="12.16cm" svg:x="1.887cm" svg:y="13.096cm" presentation:class="notes" presentation:placeholder="true">
            <draw:text-box/>
          </draw:frame>
        </presentation:notes>
      </draw:page>
      <draw:page draw:name="page21" draw:style-name="dp1" draw:master-page-name="Per_20_defecte" presentation:presentation-page-layout-name="AL2T1">
        <office:forms form:automatic-focus="false" form:apply-design-mode="false"/>
        <draw:frame presentation:style-name="pr8" draw:layer="layout" svg:width="21cm" svg:height="1.25cm" svg:x="3.5cm" svg:y="1.624cm" presentation:class="title" presentation:user-transformed="true">
          <draw:text-box>
            <text:p text:style-name="P6"><text:span text:style-name="T6"><text:s/></text:span><text:span text:style-name="T6">6.6 Gestió de directoris per PHP</text:span></text:p>
          </draw:text-box>
        </draw:frame>
        <draw:frame presentation:style-name="pr11" draw:text-style-name="P13" draw:layer="layout" svg:width="23cm" svg:height="12.709cm" svg:x="2cm" svg:y="4.445cm" presentation:class="outline" presentation:user-transformed="true">
          <draw:text-box>
            <text:list text:style-name="L3">
              <text:list-header>
                <text:p text:style-name="P13"><text:span text:style-name="T5">Una altra forma d'abordar la gestió de directoris és per mitjà de la classe dir que permet la creació d'un objecte sobre el qual podrem aplicar tot un seguit de mètodes equivalents a les funcions prèviament vistes. Si estas familiaritzat amb la programació orientada a objectes, pot ser que aquesta modalitat et resulti més intuïtiva.</text:span></text:p>
                <text:p text:style-name="P13"><text:span text:style-name="T5">En aquest cas, la forma d'operar és anàloga a la ja vista:</text:span></text:p>
                <text:p text:style-name="P13"><text:span text:style-name="T5"/></text:p>
                <text:list>
                  <text:list-item>
                    <text:list>
                      <text:list-item>
                        <text:p><text:span text:style-name="T5">Creem un objecte $ dir amb la instrucció: $ dir = dir ($ path)</text:span></text:p>
                      </text:list-item>
                      <text:list-item>
                        <text:p><text:span text:style-name="T5">Realitzem les tasques necessàries cridant als mètodes de la classe dir</text:span></text:p>
                      </text:list-item>
                      <text:list-item>
                        <text:p><text:span text:style-name="T5">Tanquem el directori amb el mètode close</text:span></text:p>
                      </text:list-item>
                    </text:list>
                  </text:list-item>
                </text:list>
                <text:p text:style-name="P13"><text:span text:style-name="T5"/></text:p>
                <text:p text:style-name="P13"><text:span text:style-name="T5">Alguns dels mètodes que podem utilitzar amb aquesta classe són els següents:</text:span></text:p>
                <text:p text:style-name="P13"><text:span text:style-name="T5">Mètodes de la classe dir </text:span></text:p>
              </text:list-header>
            </text:list>
          </draw:text-box>
        </draw:frame>
        <presentation:notes draw:style-name="dp2">
          <draw:page-thumbnail draw:style-name="gr1" draw:layer="layout" svg:width="13.794cm" svg:height="10.342cm" svg:x="2.544cm" svg:y="2.067cm" draw:page-number="21" presentation:class="page"/>
          <draw:frame presentation:style-name="pr9" draw:layer="layout" svg:width="15.108cm" svg:height="12.16cm" svg:x="1.887cm" svg:y="13.096cm" presentation:class="notes" presentation:placeholder="true">
            <draw:text-box/>
          </draw:frame>
        </presentation:notes>
      </draw:page>
      <draw:page draw:name="page22" draw:style-name="dp1" draw:master-page-name="Per_20_defecte" presentation:presentation-page-layout-name="AL2T1">
        <office:forms form:automatic-focus="false" form:apply-design-mode="false"/>
        <draw:frame presentation:style-name="pr8" draw:layer="layout" svg:width="21cm" svg:height="1.25cm" svg:x="3.5cm" svg:y="1.624cm" presentation:class="title" presentation:user-transformed="true">
          <draw:text-box>
            <text:p text:style-name="P6"><text:span text:style-name="T6"><text:s/></text:span><text:span text:style-name="T6">6.6 Gestió de directoris per PHP</text:span></text:p>
          </draw:text-box>
        </draw:frame>
        <draw:frame draw:style-name="standard" draw:layer="layout" svg:width="22.225cm" svg:height="5.727cm" svg:x="2.274cm" svg:y="3.677cm">
          <table:table table:template-name="default" table:use-first-row-styles="true" table:use-banding-rows-styles="true">
            <table:table-column table:style-name="co12"/>
            <table:table-column table:style-name="co13"/>
            <table:table-column table:style-name="co14"/>
            <table:table-row table:style-name="ro7" table:default-cell-style-name="ce1">
              <table:table-cell>
                <text:p text:style-name="P7"><text:span text:style-name="T7">Mètode</text:span></text:p>
              </table:table-cell>
              <table:table-cell>
                <text:p text:style-name="P7"><text:span text:style-name="T7">Descripció</text:span></text:p>
              </table:table-cell>
              <table:table-cell>
                <text:p text:style-name="P7"><text:span text:style-name="T7">Sintaxi</text:span></text:p>
              </table:table-cell>
            </table:table-row>
            <table:table-row table:style-name="ro7" table:default-cell-style-name="ce2">
              <table:table-cell table:style-name="ce4">
                <text:p text:style-name="P15">path</text:p>
              </table:table-cell>
              <table:table-cell>
                <text:p>Indica el path del directori</text:p>
              </table:table-cell>
              <table:table-cell>
                <text:p>$Objecte-&gt; path</text:p>
              </table:table-cell>
            </table:table-row>
            <table:table-row table:style-name="ro7" table:default-cell-style-name="ce2">
              <table:table-cell table:style-name="ce4">
                <text:p text:style-name="P15">read</text:p>
              </table:table-cell>
              <table:table-cell>
                <text:p>Llegeix un element del directori</text:p>
              </table:table-cell>
              <table:table-cell>
                <text:p>$Objecte-&gt; read</text:p>
              </table:table-cell>
            </table:table-row>
            <table:table-row table:style-name="ro7" table:default-cell-style-name="ce2">
              <table:table-cell table:style-name="ce4">
                <text:p text:style-name="P15">rewind</text:p>
              </table:table-cell>
              <table:table-cell>
                <text:p>Torna el punter de lectura del directori al primer element </text:p>
              </table:table-cell>
              <table:table-cell>
                <text:p>$Objecte-&gt;Rewind </text:p>
              </table:table-cell>
            </table:table-row>
            <table:table-row table:style-name="ro7" table:default-cell-style-name="ce2">
              <table:table-cell table:style-name="ce4">
                <text:p text:style-name="P15">close</text:p>
              </table:table-cell>
              <table:table-cell>
                <text:p>Tanca directori </text:p>
              </table:table-cell>
              <table:table-cell>
                <text:p><text:s/>$Objecte-&gt;close </text:p>
              </table:table-cell>
            </table:table-row>
          </table:table>
          <draw:image xlink:href="Pictures/TablePreview5.svm" xlink:type="simple" xlink:show="embed" xlink:actuate="onLoad"/>
        </draw:frame>
        <draw:frame draw:style-name="gr2" draw:text-style-name="P9" draw:layer="layout" svg:width="22cm" svg:height="1.673cm" svg:x="2.5cm" svg:y="10.327cm">
          <draw:text-box>
            <text:p text:style-name="P9"><text:span text:style-name="T5">Com a exemple, vet aquí l'script equivalent al abordat per al cas de les funcions, aquesta vegada usant la classe dir: </text:span></text:p>
          </draw:text-box>
        </draw:frame>
        <presentation:notes draw:style-name="dp2">
          <draw:page-thumbnail draw:style-name="gr1" draw:layer="layout" svg:width="13.794cm" svg:height="10.342cm" svg:x="2.544cm" svg:y="2.067cm" draw:page-number="22" presentation:class="page"/>
          <draw:frame presentation:style-name="pr9" draw:layer="layout" svg:width="15.108cm" svg:height="12.16cm" svg:x="1.887cm" svg:y="13.096cm" presentation:class="notes" presentation:placeholder="true">
            <draw:text-box/>
          </draw:frame>
        </presentation:notes>
      </draw:page>
      <draw:page draw:name="page23" draw:style-name="dp1" draw:master-page-name="Per_20_defecte" presentation:presentation-page-layout-name="AL2T1">
        <office:forms form:automatic-focus="false" form:apply-design-mode="false"/>
        <draw:frame presentation:style-name="pr8" draw:layer="layout" svg:width="21cm" svg:height="1.25cm" svg:x="3.5cm" svg:y="1.624cm" presentation:class="title" presentation:user-transformed="true">
          <draw:text-box>
            <text:p text:style-name="P6"><text:span text:style-name="T6">6.6 Gestió de directoris per PHP</text:span></text:p>
          </draw:text-box>
        </draw:frame>
        <draw:frame presentation:style-name="pr14" draw:text-style-name="P13" draw:layer="layout" svg:width="23cm" svg:height="14.455cm" svg:x="2cm" svg:y="3.545cm" presentation:class="outline" presentation:user-transformed="true">
          <draw:text-box>
            <text:list text:style-name="L3">
              <text:list-header>
                <text:p text:style-name="P13"><text:span text:style-name="T5">&lt;?</text:span></text:p>
                <text:p text:style-name="P13"><text:span text:style-name="T5">// Definim el path d'accés</text:span></text:p>
                <text:p text:style-name="P13"><text:span text:style-name="T5">$path = "meu/camí/";</text:span></text:p>
                <text:p text:style-name="P13"><text:span text:style-name="T5">// Instanciem l'objecte</text:span></text:p>
                <text:p text:style-name="P13"><text:span text:style-name="T5">$dir=dir($path);</text:span></text:p>
                <text:p text:style-name="P13"><text:span text:style-name="T5">// Mostrem les informacions</text:span></text:p>
                <text:p text:style-name="P13"><text:span text:style-name="T5">echo "Directori".$dir-&gt;path.":&lt;br&gt;&lt;br&gt;</text:span><text:span text:style-name="T5">";</text:span></text:p>
                <text:p text:style-name="P13"><text:span text:style-name="T5">while ($element = $dir-&gt;read())</text:span></text:p>
                <text:p text:style-name="P13"><text:span text:style-name="T5">{</text:span></text:p>
                <text:p text:style-name="P13"><text:span text:style-name="T5">echo $element. "&lt;br&gt;";</text:span></text:p>
                <text:p text:style-name="P13"><text:span text:style-name="T5">}</text:span></text:p>
                <text:p text:style-name="P13"><text:span text:style-name="T5">// Tanquem directori</text:span></text:p>
                <text:p text:style-name="P13"><text:span text:style-name="T5">$dir-&gt;close();</text:span></text:p>
                <text:p text:style-name="P13"><text:span text:style-name="T5">?&gt;</text:span></text:p>
              </text:list-header>
            </text:list>
          </draw:text-box>
        </draw:frame>
        <presentation:notes draw:style-name="dp2">
          <draw:page-thumbnail draw:style-name="gr1" draw:layer="layout" svg:width="13.794cm" svg:height="10.342cm" svg:x="2.544cm" svg:y="2.067cm" draw:page-number="23" presentation:class="page"/>
          <draw:frame presentation:style-name="pr9" draw:layer="layout" svg:width="15.108cm" svg:height="12.16cm" svg:x="1.887cm" svg:y="13.096cm" presentation:class="notes" presentation:placeholder="true">
            <draw:text-box/>
          </draw:frame>
        </presentation:notes>
      </draw:page>
      <draw:page draw:name="page24" draw:style-name="dp1" draw:master-page-name="Per_20_defecte" presentation:presentation-page-layout-name="AL2T1">
        <office:forms form:automatic-focus="false" form:apply-design-mode="false"/>
        <draw:frame presentation:style-name="pr8" draw:layer="layout" svg:width="21cm" svg:height="1.25cm" svg:x="3.5cm" svg:y="1.624cm" presentation:class="title" presentation:user-transformed="true">
          <draw:text-box>
            <text:p text:style-name="P6"><text:span text:style-name="T6">6.6 Gestió de directoris per PHP</text:span></text:p>
          </draw:text-box>
        </draw:frame>
        <draw:frame presentation:style-name="pr11" draw:text-style-name="P13" draw:layer="layout" svg:width="23cm" svg:height="12.323cm" svg:x="2cm" svg:y="4.445cm" presentation:class="outline">
          <draw:text-box>
            <text:list text:style-name="L3">
              <text:list-header>
                <text:p text:style-name="P5"><text:span text:style-name="T5">Els scripts proposats no són més que exemples senzills del que aquestes funcions poden oferir-nos. A les vostres mans queda el combinar aquestes funcions amb altres vistes en aquest mateix curs de manera pugueu crear aplicacions que gestionin els arxius i directoris del vostre servidor.</text:span></text:p>
                <text:p text:style-name="P5"><text:span text:style-name="T5">Recordem que aquesta llista no és més que un recull i que moltes altres funcions relacionades poden ser-nos també útils. </text:span></text:p>
              </text:list-header>
            </text:list>
          </draw:text-box>
        </draw:frame>
        <presentation:notes draw:style-name="dp2">
          <draw:page-thumbnail draw:style-name="gr1" draw:layer="layout" svg:width="13.794cm" svg:height="10.342cm" svg:x="2.544cm" svg:y="2.067cm" draw:page-number="24" presentation:class="page"/>
          <draw:frame presentation:style-name="pr9" draw:layer="layout" svg:width="15.108cm" svg:height="12.16cm" svg:x="1.887cm" svg:y="13.09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ca"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e_20_sense_20_emplenament_20_ni_20_línia" style:display-name="Objecte sense emplenament ni línia" style:family="graphic" style:parent-style-name="standard">
      <style:graphic-properties draw:stroke="none" draw:fill="none"/>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Emphasis" style:family="graphic">
      <style:paragraph-properties style:text-autospace="none"/>
      <style:text-properties fo:font-size="21.2000007629395pt" fo:language="zxx" fo:country="none" fo:font-style="italic" style:language-asian="zxx" style:country-asian="none" style:font-size-complex="21.2000007629395pt" style:font-style-complex="italic"/>
    </style:style>
    <style:style style:name="Body_20_Text" style:display-name="Body Text" style:family="graphic">
      <style:paragraph-properties fo:margin-top="0cm" fo:margin-bottom="0.88cm" style:text-autospace="none"/>
      <style:text-properties fo:font-size="21.2000007629395pt" fo:language="zxx" fo:country="none" style:language-asian="zxx" style:country-asian="none" style:font-size-complex="21.2000007629395pt"/>
    </style:style>
    <style:style style:name="Numbering_20_Symbols" style:display-name="Numbering Symbols" style:family="graphic">
      <style:paragraph-properties style:text-autospace="none"/>
      <style:text-properties fo:font-size="21.2000007629395pt" fo:language="zxx" fo:country="none" style:language-asian="zxx" style:country-asian="none" style:font-size-complex="21.2000007629395pt"/>
    </style:style>
    <style:style style:name="Heading" style:family="graphic">
      <style:paragraph-properties fo:margin-top="0.746cm" fo:margin-bottom="0.88cm" style:text-autospace="none"/>
      <style:text-properties fo:font-family="Arial" style:font-family-generic="swiss" style:font-pitch="variable" fo:font-size="24.7000007629395pt" fo:language="zxx" fo:country="none" style:language-asian="zxx" style:country-asian="none" style:font-size-complex="24.7000007629395pt"/>
    </style:style>
    <style:style style:name="heading_20_3" style:display-name="heading 3" style:family="graphic">
      <style:paragraph-properties fo:margin-top="0.746cm" fo:margin-bottom="0.88cm" style:text-autospace="none"/>
      <style:text-properties fo:font-family="'Times New Roman'" style:font-family-generic="roman" style:font-pitch="variable" fo:font-size="24.7000007629395pt" fo:language="zxx" fo:country="none" fo:font-weight="bold" style:language-asian="zxx" style:country-asian="none" style:font-size-complex="24.7000007629395pt" style:font-weight-complex="bold"/>
    </style:style>
    <style:style style:name="Internet_20_link" style:display-name="Internet link" style:family="graphic">
      <style:paragraph-properties style:text-autospace="none"/>
      <style:text-properties fo:color="#000080" fo:font-size="21.2000007629395pt" fo:language="zxx" fo:country="none" style:text-underline-style="solid" style:text-underline-width="auto" style:text-underline-color="font-color"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style:style style:name="Per_20_defecte-background" style:display-name="Per defecte-background" style:family="presentation">
      <style:graphic-properties draw:stroke="none" draw:fill="solid" draw:fill-color="#ffffff" draw:textarea-horizontal-align="center" draw:textarea-vertical-align="middle" draw:shadow="hidden"/>
      <style:paragraph-properties fo:text-align="center"/>
    </style:style>
    <style:style style:name="Per_20_defecte-backgroundobjects" style:display-name="Per defecte-backgroundobjects" style:family="presentation">
      <style:graphic-properties draw:shadow="hidden" draw:shadow-offset-x="0.3cm" draw:shadow-offset-y="0.3cm" draw:shadow-color="#808080">
        <text:list-style style:name="Per_20_defecte-backgroundobjects" style:display-name="Per defecte-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Per_20_defecte-outline1" style:display-name="Per defecte-outline1" style:family="presentation">
      <style:graphic-properties draw:stroke="none" draw:fill="none" draw:fill-color="#ffffcc" draw:fill-image-width="0cm" draw:fill-image-height="0cm">
        <text:list-style style:name="Per_20_defecte-outline1" style:display-name="Per defecte-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ize-complex="28pt" style:font-relief="none"/>
    </style:style>
    <style:style style:name="Per_20_defecte-outline3" style:display-name="Per defecte-outline3" style:family="presentation" style:parent-style-name="Per_20_defecte-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ize-complex="24pt" style:font-relief="none"/>
    </style:style>
    <style:style style:name="Per_20_defecte-outline4" style:display-name="Per defecte-outline4" style:family="presentation" style:parent-style-name="Per_20_defecte-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Per_20_defecte-outline5" style:display-name="Per defecte-outline5" style:family="presentation" style:parent-style-name="Per_20_defec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Per_20_defecte-outline6" style:display-name="Per defecte-outline6" style:family="presentation" style:parent-style-name="Per_20_defec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Per_20_defecte-outline7" style:display-name="Per defecte-outline7" style:family="presentation" style:parent-style-name="Per_20_defec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Per_20_defecte-outline8" style:display-name="Per defecte-outline8" style:family="presentation" style:parent-style-name="Per_20_defec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Per_20_defecte-outline9" style:display-name="Per defecte-outline9" style:family="presentation" style:parent-style-name="Per_20_defec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fo:font-family="Arial" style:font-family-generic="swiss" style:font-pitch="variable"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b8ff" style:text-outline="false" style:text-line-through-style="none" style:text-position="0% 100%" fo:font-family="Arial" style:font-pitch="variable" fo:font-size="32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gr3" style:family="graphic" style:parent-style-name="standard" style:list-style-name="ML4">
      <style:graphic-properties draw:textarea-horizontal-align="center" draw:textarea-vertical-align="middle" draw:shadow="hidden" draw:shadow-offset-x="0.3cm" draw:shadow-offset-y="0.3cm" draw:shadow-color="#808080"/>
    </style:style>
    <style:style style:name="Mgr4" style:family="graphic" style:parent-style-name="standard" style:list-style-name="ML4">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solid" svg:stroke-width="0.035cm" svg:stroke-color="#000000" draw:marker-start="" draw:marker-start-width="0.3cm" draw:marker-start-center="false" draw:marker-end="" draw:marker-end-width="0.3cm" draw:marker-end-center="false" draw:stroke-linejoin="miter" draw:fill="solid" draw:fill-color="#1588bb" draw:textarea-horizontal-align="left" draw:textarea-vertical-align="middle" draw:auto-grow-height="false" fo:padding-top="0.13cm" fo:padding-bottom="0.13cm" fo:padding-left="0.25cm" fo:padding-right="0.25cm" fo:wrap-option="no-wrap" draw:shadow="hidden" draw:shadow-offset-x="0.3cm" draw:shadow-offset-y="0.3cm" draw:shadow-color="#919191"/>
    </style:style>
    <style:style style:name="Mgr6" style:family="graphic" style:parent-style-name="standard">
      <style:graphic-properties draw:stroke="none" draw:fill="none" draw:fill-color="#618ffd" draw:textarea-horizontal-align="left" draw:textarea-vertical-align="top" draw:auto-grow-height="true" fo:min-height="1.051cm" fo:padding-top="0.13cm" fo:padding-bottom="0.13cm" fo:padding-left="0.25cm" fo:padding-right="0.25cm" fo:wrap-option="wrap" draw:shadow="hidden" draw:shadow-color="#919191"/>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Per_20_defecte-title">
      <style:graphic-properties draw:fill-color="#ffffff" draw:auto-grow-height="false" fo:min-height="3.181cm"/>
    </style:style>
    <style:style style:name="Mpr2" style:family="presentation" style:parent-style-name="Per_20_defecte-outline1">
      <style:graphic-properties draw:fill-color="#ffffff" draw:auto-grow-height="false" fo:min-height="12.573cm"/>
    </style:style>
    <style:style style:name="Mpr3" style:family="presentation" style:parent-style-name="Per_20_defecte-backgroundobjects">
      <style:graphic-properties draw:stroke="none" draw:fill="none" draw:fill-color="#bbe0e3" draw:textarea-horizontal-align="left" draw:textarea-vertical-align="top" draw:auto-grow-height="false" draw:auto-grow-width="false" fo:min-height="1.382cm" fo:min-width="0cm" fo:padding-top="0.13cm" fo:padding-bottom="0.13cm" fo:padding-left="0.25cm" fo:padding-right="0.25cm" fo:wrap-option="wrap" draw:shadow="hidden" draw:shadow-color="#808080"/>
    </style:style>
    <style:style style:name="Mpr4" style:family="presentation" style:parent-style-name="Per_20_defecte-backgroundobjects">
      <style:graphic-properties draw:stroke="none" draw:fill="none" draw:fill-color="#bbe0e3" draw:textarea-horizontal-align="right" draw:textarea-vertical-align="top" draw:auto-grow-height="false" draw:auto-grow-width="false" fo:min-height="1.382cm" fo:min-width="0cm" fo:padding-top="0.13cm" fo:padding-bottom="0.13cm" fo:padding-left="0.25cm" fo:padding-right="0.25cm" fo:wrap-option="wrap" draw:shadow="hidden" draw:shadow-color="#808080"/>
    </style:style>
    <style:style style:name="Mpr5" style:family="presentation" style:parent-style-name="Per_20_defecte-backgroundobjects">
      <style:graphic-properties draw:stroke="none" draw:fill="none" draw:fill-color="#bbe0e3" draw:textarea-horizontal-align="lef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r6" style:family="presentation" style:parent-style-name="Per_20_defecte-backgroundobjects">
      <style:graphic-properties draw:stroke="none" draw:fill="none" draw:fill-color="#bbe0e3" draw:textarea-horizontal-align="righ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cm"/>
    </style:style>
    <style:style style:name="MP6"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MP7"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style>
    <style:style style:name="MP8"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style>
    <style:style style:name="MP9" style:family="paragraph">
      <style:paragraph-properties fo:margin-left="0cm" fo:margin-right="0cm" fo:line-height="100%" fo:text-indent="0cm"/>
    </style:style>
    <style:style style:name="MP10" style:family="paragraph">
      <style:paragraph-properties fo:margin-left="0cm" fo:margin-right="0cm" fo:line-height="100%" fo:text-indent="0cm" style:writing-mode="lr-tb"/>
    </style:style>
    <style:style style:name="MP11" style:family="paragraph">
      <style:paragraph-properties fo:text-align="center"/>
    </style:style>
    <style:style style:name="MP12" style:family="paragraph">
      <style:paragraph-properties fo:margin-left="0cm" fo:margin-right="0cm" fo:text-indent="0cm" style:writing-mode="lr-tb"/>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b2b2b2" fo:font-family="Arial" style:font-family-generic="swiss" style:font-pitch="variable" fo:font-size="26pt" fo:language="ca" fo:country="ES" fo:font-weight="bold" style:font-size-asian="26pt" style:font-size-complex="26pt"/>
    </style:style>
    <style:style style:name="MT3" style:family="text">
      <style:text-properties fo:font-size="12pt" fo:language="ca" fo:country="ES" style:font-size-asian="12pt" style:font-size-complex="12pt"/>
    </style:style>
    <style:style style:name="MT4" style:family="text">
      <style:text-properties fo:font-size="12pt" fo:language="zxx" fo:country="none" style:font-size-asian="12pt" style:language-asian="zxx" style:country-asian="none" style:font-size-complex="12pt" style:language-complex="zxx" style:country-complex="none"/>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06cm" svg:height="4.955cm" svg:x="1.888cm" svg:y="3.862cm" draw:page-number="1"/>
      <draw:page-thumbnail draw:layer="backgroundobjects" svg:width="6.606cm" svg:height="4.955cm" svg:x="10.384cm" svg:y="3.862cm"/>
      <draw:page-thumbnail draw:layer="backgroundobjects" svg:width="6.606cm" svg:height="4.955cm" svg:x="1.888cm" svg:y="11.306cm"/>
      <draw:page-thumbnail draw:layer="backgroundobjects" svg:width="6.606cm" svg:height="4.955cm" svg:x="10.384cm" svg:y="11.306cm"/>
      <draw:page-thumbnail draw:layer="backgroundobjects" svg:width="6.606cm" svg:height="4.955cm" svg:x="1.888cm" svg:y="18.75cm"/>
      <draw:page-thumbnail draw:layer="backgroundobjects" svg:width="6.606cm" svg:height="4.955cm" svg:x="10.384cm" svg:y="18.75cm"/>
      <draw:frame draw:style-name="Mgr1" draw:text-style-name="MP2" draw:layer="backgroundobjects" svg:width="8.192cm" svg:height="1.377cm" svg:x="0cm" svg:y="0cm">
        <draw:text-box>
          <text:p text:style-name="MP1"><text:span text:style-name="MT1"><presentation:header/></text:span></text:p>
        </draw:text-box>
      </draw:frame>
      <draw:frame draw:style-name="Mgr1" draw:text-style-name="MP4" draw:layer="backgroundobjects" svg:width="8.192cm" svg:height="1.377cm" svg:x="10.687cm" svg:y="0cm">
        <draw:text-box>
          <text:p text:style-name="MP3"><text:span text:style-name="MT1"><presentation:date-time/></text:span></text:p>
        </draw:text-box>
      </draw:frame>
      <draw:frame draw:style-name="Mgr2" draw:text-style-name="MP2" draw:layer="backgroundobjects" svg:width="8.192cm" svg:height="1.377cm" svg:x="0cm" svg:y="26.192cm">
        <draw:text-box>
          <text:p text:style-name="MP1"><text:span text:style-name="MT1"><presentation:footer/></text:span></text:p>
        </draw:text-box>
      </draw:frame>
      <draw:frame draw:style-name="Mgr2" draw:text-style-name="MP4" draw:layer="backgroundobjects" svg:width="8.192cm" svg:height="1.377cm" svg:x="10.687cm" svg:y="26.192cm">
        <draw:text-box>
          <text:p text:style-name="MP3"><text:span text:style-name="MT1"><text:page-number>&lt;número&gt;</text:page-number></text:span></text:p>
        </draw:text-box>
      </draw:frame>
    </style:handout-master>
    <style:master-page style:name="Per_20_defecte" style:display-name="Per defecte" style:page-layout-name="PM1" draw:style-name="Mdp1">
      <draw:frame presentation:style-name="Mpr1" draw:text-style-name="MP1" draw:layer="backgroundobjects" svg:width="21cm" svg:height="1.5cm" svg:x="3.5cm" svg:y="1.5cm" presentation:class="title">
        <draw:text-box>
          <text:p text:style-name="MP1">Feu clic per editar el format del text del títol</text:p>
        </draw:text-box>
      </draw:frame>
      <draw:frame presentation:style-name="Mpr2" draw:text-style-name="MP5" draw:layer="backgroundobjects" svg:width="23cm" svg:height="12.573cm" svg:x="2cm" svg:y="4.445cm" presentation:class="outline">
        <draw:text-box>
          <text:list text:style-name="ML3">
            <text:list-item>
              <text:p text:style-name="MP1">Feu clic per editar el format del text del contorn</text:p>
              <text:list>
                <text:list-item>
                  <text:p text:style-name="MP1">Segon nivell de contorn</text:p>
                  <text:list>
                    <text:list-item>
                      <text:p text:style-name="MP1">Tercer nivell de contorn</text:p>
                      <text:list>
                        <text:list-item>
                          <text:p text:style-name="MP1">Quart nivell de contorn</text:p>
                          <text:list>
                            <text:list-item>
                              <text:p text:style-name="MP1">Cinquè nivell de contorn</text:p>
                              <text:list>
                                <text:list-item>
                                  <text:p text:style-name="MP1">Sisè nivell de contorn</text:p>
                                  <text:list>
                                    <text:list-item>
                                      <text:p text:style-name="MP1">Setè nivell de contorn</text:p>
                                      <text:list>
                                        <text:list-item>
                                          <text:p text:style-name="MP1">Vuitè nivell de contorn</text:p>
                                          <text:list>
                                            <text:list-item>
                                              <text:p text:style-name="MP1">Novè nivell de contorn</text:p>
                                            </text:list-item>
                                          </text:list>
                                        </text:list-item>
                                      </text:list>
                                    </text:list-item>
                                  </text:list>
                                </text:list-item>
                              </text:list>
                            </text:list-item>
                          </text:list>
                        </text:list-item>
                      </text:list>
                    </text:list-item>
                  </text:list>
                </text:list-item>
              </text:list>
            </text:list-item>
          </text:list>
        </draw:text-box>
      </draw:frame>
      <draw:line draw:style-name="Mgr3" draw:text-style-name="MP6" draw:layer="backgroundobjects" svg:x1="1.848cm" svg:y1="2.814cm" svg:x2="24.736cm" svg:y2="2.814cm">
        <text:p/>
      </draw:line>
      <draw:frame draw:style-name="Mgr4" draw:text-style-name="MP7" draw:layer="backgroundobjects" svg:width="1.904cm" svg:height="1.904cm" svg:x="1.582cm" svg:y="1.036cm">
        <draw:image xlink:href="Pictures/100000000000005A0000005AA23E3311.jpg" xlink:type="simple" xlink:show="embed" xlink:actuate="onLoad">
          <text:p/>
        </draw:image>
      </draw:frame>
      <draw:custom-shape draw:style-name="Mgr5" draw:text-style-name="MP8" draw:layer="backgroundobjects" svg:width="1.482cm" svg:height="19.05cm" svg:x="0cm" svg:y="0cm">
        <text:p/>
        <draw:enhanced-geometry svg:viewBox="0 0 21600 21600" draw:type="rectangle" draw:enhanced-path="M 0 0 L 21600 0 21600 21600 0 21600 0 0 Z N"/>
      </draw:custom-shape>
      <draw:custom-shape draw:style-name="Mgr6" draw:text-style-name="MP10" draw:layer="backgroundobjects" svg:width="17.74cm" svg:height="1.311cm" draw:transform="rotate (1.5707963267946) translate (0.005cm 19.001cm)">
        <text:p text:style-name="MP9"><text:span text:style-name="MT2">Desenvolupament en entorn servidor.</text:span></text:p>
        <draw:enhanced-geometry svg:viewBox="0 0 21600 21600" draw:type="mso-spt202" draw:enhanced-path="M 0 0 L 21600 0 21600 21600 0 21600 0 0 Z N"/>
      </draw:custom-shape>
      <presentation:notes style:page-layout-name="PM0">
        <draw:rect draw:style-name="Mgr7" draw:text-style-name="MP11" draw:layer="backgroundobjects" svg:width="18.88cm" svg:height="27.57cm" svg:x="0cm" svg:y="0cm">
          <text:p/>
        </draw:rect>
        <draw:frame presentation:style-name="Mpr3" draw:text-style-name="MP12" draw:layer="backgroundobjects" svg:width="8.184cm" svg:height="1.381cm" svg:x="0cm" svg:y="0cm" presentation:class="header">
          <draw:text-box>
            <text:p text:style-name="MP12"><text:span text:style-name="MT3"><presentation:header/></text:span></text:p>
          </draw:text-box>
        </draw:frame>
        <draw:frame presentation:style-name="Mpr4" draw:text-style-name="MP13" draw:layer="backgroundobjects" svg:width="8.184cm" svg:height="1.381cm" svg:x="10.694cm" svg:y="0cm" presentation:class="date-time">
          <draw:text-box>
            <text:p text:style-name="MP13"><text:span text:style-name="MT4"><presentation:date-time/></text:span></text:p>
          </draw:text-box>
        </draw:frame>
        <draw:page-thumbnail presentation:style-name="Per_20_defecte-title" draw:layer="backgroundobjects" svg:width="13.794cm" svg:height="10.342cm" svg:x="2.544cm" svg:y="2.067cm" presentation:class="page"/>
        <draw:frame presentation:style-name="Per_20_defecte-notes" draw:layer="backgroundobjects" svg:width="15.108cm" svg:height="12.41cm" svg:x="1.887cm" svg:y="13.096cm" presentation:class="notes" presentation:placeholder="true">
          <draw:text-box/>
        </draw:frame>
        <draw:frame presentation:style-name="Mpr5" draw:text-style-name="MP12" draw:layer="backgroundobjects" svg:width="8.184cm" svg:height="1.382cm" svg:x="0cm" svg:y="26.187cm" presentation:class="footer">
          <draw:text-box>
            <text:p text:style-name="MP12"><text:span text:style-name="MT3"><presentation:footer/></text:span></text:p>
          </draw:text-box>
        </draw:frame>
        <draw:frame presentation:style-name="Mpr6" draw:text-style-name="MP13" draw:layer="backgroundobjects" svg:width="8.184cm" svg:height="1.382cm" svg:x="10.694cm" svg:y="26.187cm" presentation:class="page-number">
          <draw:text-box>
            <text:p text:style-name="MP13"><text:span text:style-name="MT3"><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2$Build-9483</meta:generator>
    <dc:title>XML</dc:title>
    <meta:initial-creator>Francesc Guim Bernat</meta:initial-creator>
    <meta:creation-date>2003-06-15T23:02:53</meta:creation-date>
    <dc:date>2014-10-09T10:42:19</dc:date>
    <meta:print-date>2006-02-24T22:31:42</meta:print-date>
    <dc:language>ca-ES</dc:language>
    <meta:editing-cycles>234</meta:editing-cycles>
    <meta:editing-duration>PT45H37M30S</meta:editing-duration>
    <dc:creator>abrines </dc:creator>
    <meta:document-statistic meta:object-count="121"/>
    <meta:user-defined meta:name="Info 1"/>
    <meta:user-defined meta:name="Info 2"/>
    <meta:user-defined meta:name="Info 3"/>
    <meta:user-defined meta:name="Info 4"/>
  </office:meta>
</office:document-meta>
</file>